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099C000038BD3C835811.svm" manifest:media-type=""/>
  <manifest:file-entry manifest:full-path="Pictures/100002010000016300000050DAFB9A08.png" manifest:media-type=""/>
  <manifest:file-entry manifest:full-path="Pictures/10000000000009500000023832C36E1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itstream Charter" svg:font-family="'Bitstream Charter'" style:font-adornments="Norm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5.159cm"/>
    </style:style>
    <style:style style:name="Tabla2.B" style:family="table-column">
      <style:table-column-properties style:column-width="11.853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399cm" style:rel-column-width="13102*"/>
    </style:style>
    <style:style style:name="Tabla3.B" style:family="table-column">
      <style:table-column-properties style:column-width="3.621cm" style:rel-column-width="13959*"/>
    </style:style>
    <style:style style:name="Tabla3.C" style:family="table-column">
      <style:table-column-properties style:column-width="3.951cm" style:rel-column-width="15231*"/>
    </style:style>
    <style:style style:name="Tabla3.D" style:family="table-column">
      <style:table-column-properties style:column-width="1.693cm" style:rel-column-width="6527*"/>
    </style:style>
    <style:style style:name="Tabla3.E" style:family="table-column">
      <style:table-column-properties style:column-width="4.336cm" style:rel-column-width="16716*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E1" style:family="table-cell">
      <style:table-cell-properties fo:background-color="#ffffff" fo:padding="0.097cm" fo:border="0.05pt solid #000000">
        <style:background-image/>
      </style:table-cell-properties>
    </style:style>
    <style:style style:name="Tabla3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none" fo:border-top="none" fo:border-bottom="0.05pt solid #000000"/>
    </style:style>
    <style:style style:name="Tabla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none" fo:border-top="none" fo:border-bottom="0.05pt solid #000000"/>
    </style:style>
    <style:style style:name="Tabla3.D5" style:family="table-cell">
      <style:table-cell-properties fo:padding="0.097cm" fo:border-left="0.05pt solid #000000" fo:border-right="none" fo:border-top="none" fo:border-bottom="0.05pt solid #000000"/>
    </style:style>
    <style:style style:name="Tabla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517cm" style:rel-column-width="5847*"/>
    </style:style>
    <style:style style:name="Tabla4.B" style:family="table-column">
      <style:table-column-properties style:column-width="1.693cm" style:rel-column-width="6527*"/>
    </style:style>
    <style:style style:name="Tabla4.C" style:family="table-column">
      <style:table-column-properties style:column-width="7.938cm" style:rel-column-width="30598*"/>
    </style:style>
    <style:style style:name="Tabla4.D" style:family="table-column">
      <style:table-column-properties style:column-width="5.853cm" style:rel-column-width="22563*"/>
    </style:style>
    <style:style style:name="Tabla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D1" style:family="table-cell">
      <style:table-cell-properties fo:background-color="transparent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.552cm" style:rel-column-width="5983*"/>
    </style:style>
    <style:style style:name="Tabla5.B" style:family="table-column">
      <style:table-column-properties style:column-width="7.761cm" style:rel-column-width="29918*"/>
    </style:style>
    <style:style style:name="Tabla5.C" style:family="table-column">
      <style:table-column-properties style:column-width="7.687cm" style:rel-column-width="29634*"/>
    </style:style>
    <style:style style:name="Tabla5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C1" style:family="table-cell">
      <style:table-cell-properties fo:background-color="transparent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uloPortadaYDemostrativos">
      <style:text-properties officeooo:rsid="0010b37c" officeooo:paragraph-rsid="0010b37c"/>
    </style:style>
    <style:style style:name="P2" style:family="paragraph" style:parent-style-name="Standard">
      <style:text-properties officeooo:rsid="0010b37c" officeooo:paragraph-rsid="0010b37c"/>
    </style:style>
    <style:style style:name="P3" style:family="paragraph" style:parent-style-name="TituloColumnaTabla">
      <style:text-properties officeooo:rsid="0021e347" officeooo:paragraph-rsid="0021e347"/>
    </style:style>
    <style:style style:name="P4" style:family="paragraph" style:parent-style-name="TituloColumnaTabla">
      <style:text-properties officeooo:rsid="0023daba" officeooo:paragraph-rsid="0023daba"/>
    </style:style>
    <style:style style:name="P5" style:family="paragraph" style:parent-style-name="Tabla_20_contenidos_20_nivel2">
      <style:paragraph-properties>
        <style:tab-stops>
          <style:tab-stop style:position="16.801cm" style:type="right" style:leader-style="dotted" style:leader-text="."/>
        </style:tab-stops>
      </style:paragraph-properties>
    </style:style>
    <style:style style:name="P6" style:family="paragraph" style:parent-style-name="Nivel2">
      <style:text-properties officeooo:rsid="000ab8b1" officeooo:paragraph-rsid="002ca29f"/>
    </style:style>
    <style:style style:name="P7" style:family="paragraph" style:parent-style-name="Nivel2">
      <style:text-properties officeooo:rsid="000d4b46" officeooo:paragraph-rsid="00283f4f"/>
    </style:style>
    <style:style style:name="P8" style:family="paragraph" style:parent-style-name="Nivel2">
      <style:text-properties officeooo:rsid="000f8842" officeooo:paragraph-rsid="00283f4f"/>
    </style:style>
    <style:style style:name="P9" style:family="paragraph" style:parent-style-name="Nivel2">
      <style:text-properties officeooo:rsid="00112da1" officeooo:paragraph-rsid="00283f4f"/>
    </style:style>
    <style:style style:name="P10" style:family="paragraph" style:parent-style-name="Nivel2">
      <style:text-properties officeooo:rsid="00120b09" officeooo:paragraph-rsid="00283f4f"/>
    </style:style>
    <style:style style:name="P11" style:family="paragraph" style:parent-style-name="Nivel2">
      <style:text-properties officeooo:paragraph-rsid="00283f4f"/>
    </style:style>
    <style:style style:name="P12" style:family="paragraph" style:parent-style-name="Nivel2">
      <style:text-properties officeooo:paragraph-rsid="0028c023"/>
    </style:style>
    <style:style style:name="P13" style:family="paragraph" style:parent-style-name="Nivel2">
      <style:text-properties officeooo:paragraph-rsid="002ab53f"/>
    </style:style>
    <style:style style:name="P14" style:family="paragraph" style:parent-style-name="Nivel2">
      <style:text-properties officeooo:rsid="000784ee" officeooo:paragraph-rsid="002ab53f"/>
    </style:style>
    <style:style style:name="P15" style:family="paragraph" style:parent-style-name="Nivel2">
      <style:text-properties officeooo:paragraph-rsid="002ca29f"/>
    </style:style>
    <style:style style:name="P16" style:family="paragraph" style:parent-style-name="Nivel2">
      <style:text-properties officeooo:paragraph-rsid="002d27f4"/>
    </style:style>
    <style:style style:name="P17" style:family="paragraph" style:parent-style-name="Tabla_20_contenidos_20_nivel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Nivel1">
      <style:text-properties officeooo:rsid="001248cb" officeooo:paragraph-rsid="0023daba"/>
    </style:style>
    <style:style style:name="P19" style:family="paragraph" style:parent-style-name="Textos">
      <style:text-properties officeooo:paragraph-rsid="00283f4f"/>
    </style:style>
    <style:style style:name="P20" style:family="paragraph" style:parent-style-name="Tablas">
      <style:text-properties officeooo:rsid="000784ee" officeooo:paragraph-rsid="0025719d"/>
    </style:style>
    <style:style style:name="P21" style:family="paragraph" style:parent-style-name="Tablas">
      <style:text-properties officeooo:paragraph-rsid="0025719d"/>
    </style:style>
    <style:style style:name="P22" style:family="paragraph" style:parent-style-name="Título_20_tabla">
      <style:text-properties officeooo:rsid="000784ee" officeooo:paragraph-rsid="0025719d"/>
    </style:style>
    <style:style style:name="P23" style:family="paragraph" style:parent-style-name="TituloDemostrativo" style:master-page-name="PortadaDemostrativos">
      <style:paragraph-properties style:page-number="auto"/>
      <style:text-properties officeooo:rsid="00283f4f" officeooo:paragraph-rsid="00283f4f"/>
    </style:style>
    <style:style style:name="P24" style:family="paragraph" style:parent-style-name="Nivel1" style:master-page-name="Pagina">
      <style:paragraph-properties style:page-number="auto"/>
      <style:text-properties officeooo:rsid="000784ee" officeooo:paragraph-rsid="00283f4f"/>
    </style:style>
    <style:style style:name="P25" style:family="paragraph" style:parent-style-name="Nivel1" style:master-page-name="Pagina">
      <style:paragraph-properties style:page-number="auto"/>
      <style:text-properties officeooo:rsid="00126985"/>
    </style:style>
    <style:style style:name="P26" style:family="paragraph" style:parent-style-name="Nivel1" style:master-page-name="Pagina">
      <style:paragraph-properties style:page-number="auto"/>
      <style:text-properties officeooo:rsid="000ab8b1" officeooo:paragraph-rsid="002ab53f"/>
    </style:style>
    <style:style style:name="P27" style:family="paragraph" style:parent-style-name="TablaContenidosDemostrativo" style:master-page-name="Pagina">
      <style:paragraph-properties style:page-number="auto"/>
    </style:style>
    <style:style style:name="P28" style:family="paragraph" style:parent-style-name="Textos" style:master-page-name="Pagina">
      <style:paragraph-properties style:page-number="auto"/>
    </style:style>
    <style:style style:name="P29" style:family="paragraph" style:parent-style-name="Textos">
      <style:text-properties officeooo:rsid="001c93e0"/>
    </style:style>
    <style:style style:name="P30" style:family="paragraph" style:parent-style-name="Textos">
      <style:text-properties officeooo:rsid="000f8842"/>
    </style:style>
    <style:style style:name="P31" style:family="paragraph" style:parent-style-name="Textos">
      <style:text-properties officeooo:rsid="00126985"/>
    </style:style>
    <style:style style:name="P32" style:family="paragraph" style:parent-style-name="Textos">
      <style:text-properties officeooo:rsid="000b018d"/>
    </style:style>
    <style:style style:name="P33" style:family="paragraph" style:parent-style-name="CuerpoTabla">
      <style:text-properties officeooo:rsid="00283f4f" officeooo:paragraph-rsid="00283f4f"/>
    </style:style>
    <style:style style:name="P34" style:family="paragraph" style:parent-style-name="Nivel2">
      <style:text-properties officeooo:rsid="001c93e0"/>
    </style:style>
    <style:style style:name="P35" style:family="paragraph" style:parent-style-name="Nivel2">
      <style:text-properties officeooo:rsid="001c93e0" officeooo:paragraph-rsid="00283f4f"/>
    </style:style>
    <style:style style:name="P36" style:family="paragraph" style:parent-style-name="Nivel2">
      <style:text-properties officeooo:rsid="000f8842"/>
    </style:style>
    <style:style style:name="P37" style:family="paragraph" style:parent-style-name="Nivel2">
      <style:text-properties officeooo:rsid="00126985" officeooo:paragraph-rsid="00283f4f"/>
    </style:style>
    <style:style style:name="P38" style:family="paragraph" style:parent-style-name="Nivel2" style:master-page-name="Pagina">
      <style:paragraph-properties style:page-number="auto"/>
    </style:style>
    <style:style style:name="P39" style:family="paragraph" style:parent-style-name="Nivel2" style:master-page-name="Pagina">
      <style:paragraph-properties style:page-number="auto"/>
      <style:text-properties officeooo:rsid="00126985"/>
    </style:style>
    <style:style style:name="P40" style:family="paragraph" style:parent-style-name="Nivel2" style:master-page-name="Pagina">
      <style:paragraph-properties style:page-number="auto"/>
      <style:text-properties officeooo:paragraph-rsid="0028c023"/>
    </style:style>
    <style:style style:name="P41" style:family="paragraph" style:parent-style-name="Nivel2" style:master-page-name="Pagina">
      <style:paragraph-properties style:page-number="auto"/>
      <style:text-properties officeooo:paragraph-rsid="002ab53f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officeooo:rsid="001c93e0"/>
    </style:style>
    <style:style style:name="T3" style:family="text">
      <style:text-properties officeooo:rsid="0021e347"/>
    </style:style>
    <style:style style:name="T4" style:family="text">
      <style:text-properties officeooo:rsid="00283f4f"/>
    </style:style>
    <style:style style:name="T5" style:family="text">
      <style:text-properties officeooo:rsid="000ab8b1"/>
    </style:style>
    <style:style style:name="T6" style:family="text">
      <style:text-properties officeooo:rsid="000bd6a1"/>
    </style:style>
    <style:style style:name="T7" style:family="text">
      <style:text-properties officeooo:rsid="000d4b46"/>
    </style:style>
    <style:style style:name="T8" style:family="text">
      <style:text-properties officeooo:rsid="000f8842"/>
    </style:style>
    <style:style style:name="T9" style:family="text">
      <style:text-properties officeooo:rsid="00112da1"/>
    </style:style>
    <style:style style:name="T10" style:family="text">
      <style:text-properties officeooo:rsid="00120b09"/>
    </style:style>
    <style:style style:name="T11" style:family="text">
      <style:text-properties officeooo:rsid="00126985"/>
    </style:style>
    <style:style style:name="T12" style:family="text">
      <style:text-properties officeooo:rsid="00193cd7"/>
    </style:style>
    <style:style style:name="T13" style:family="text">
      <style:text-properties officeooo:rsid="001a0f4a"/>
    </style:style>
    <style:style style:name="T14" style:family="text">
      <style:text-properties officeooo:rsid="000b018d"/>
    </style:style>
    <style:style style:name="T15" style:family="text">
      <style:text-properties fo:font-weight="normal" officeooo:rsid="001168f3" style:font-weight-asian="normal" style:font-weight-complex="normal"/>
    </style:style>
    <style:style style:name="T16" style:family="text">
      <style:text-properties fo:font-weight="normal" officeooo:rsid="00193cd7" style:font-weight-asian="normal" style:font-weight-complex="normal"/>
    </style:style>
    <style:style style:name="T17" style:family="text">
      <style:text-properties fo:font-weight="normal" officeooo:rsid="001a8865" style:font-weight-asian="normal" style:font-weight-complex="normal"/>
    </style:style>
    <style:style style:name="T18" style:family="text">
      <style:text-properties fo:font-weight="normal" officeooo:rsid="001ae986" style:font-weight-asian="normal" style:font-weight-complex="normal"/>
    </style:style>
    <style:style style:name="T19" style:family="text">
      <style:text-properties fo:font-weight="normal" officeooo:rsid="001cd6d7" style:font-weight-asian="normal" style:font-weight-complex="normal"/>
    </style:style>
    <style:style style:name="T20" style:family="text">
      <style:text-properties fo:font-weight="normal" officeooo:rsid="001d77be" style:font-weight-asian="normal" style:font-weight-complex="normal"/>
    </style:style>
    <style:style style:name="T21" style:family="text">
      <style:text-properties fo:font-weight="normal" officeooo:rsid="001f4748" style:font-weight-asian="normal" style:font-weight-complex="normal"/>
    </style:style>
    <style:style style:name="T22" style:family="text">
      <style:text-properties fo:font-weight="normal" officeooo:rsid="0023c104" style:font-weight-asian="normal" style:font-weight-complex="normal"/>
    </style:style>
    <style:style style:name="T23" style:family="text">
      <style:text-properties fo:font-weight="normal" officeooo:rsid="000bd6a1" style:font-weight-asian="normal" style:font-weight-complex="normal"/>
    </style:style>
    <style:style style:name="T24" style:family="text">
      <style:text-properties fo:font-weight="normal" officeooo:rsid="000c3575" style:font-weight-asian="normal" style:font-weight-complex="normal"/>
    </style:style>
    <style:style style:name="T25" style:family="text">
      <style:text-properties fo:font-weight="normal" officeooo:rsid="000d946c" style:font-weight-asian="normal" style:font-weight-complex="normal"/>
    </style:style>
    <style:style style:name="T26" style:family="text">
      <style:text-properties fo:font-weight="normal" officeooo:rsid="00145d70" style:font-weight-asian="normal" style:font-weight-complex="normal"/>
    </style:style>
    <style:style style:name="T27" style:family="text">
      <style:text-properties fo:font-weight="normal" officeooo:rsid="001463ec" style:font-weight-asian="normal" style:font-weight-complex="normal"/>
    </style:style>
    <style:style style:name="T28" style:family="text">
      <style:text-properties fo:font-weight="normal" officeooo:rsid="000f8842" style:font-weight-asian="normal" style:font-weight-complex="normal"/>
    </style:style>
    <style:style style:name="T29" style:family="text">
      <style:text-properties fo:font-weight="normal" officeooo:rsid="00102673" style:font-weight-asian="normal" style:font-weight-complex="normal"/>
    </style:style>
    <style:style style:name="T30" style:family="text">
      <style:text-properties fo:font-weight="normal" officeooo:rsid="00112da1" style:font-weight-asian="normal" style:font-weight-complex="normal"/>
    </style:style>
    <style:style style:name="T31" style:family="text">
      <style:text-properties fo:font-weight="normal" officeooo:rsid="00120b09" style:font-weight-asian="normal" style:font-weight-complex="normal"/>
    </style:style>
    <style:style style:name="T32" style:family="text">
      <style:text-properties fo:font-weight="normal" officeooo:rsid="0017ffcc" style:font-weight-asian="normal" style:font-weight-complex="normal"/>
    </style:style>
    <style:style style:name="T33" style:family="text">
      <style:text-properties fo:font-weight="normal" officeooo:rsid="001f5e43" style:font-weight-asian="normal" style:font-weight-complex="normal"/>
    </style:style>
    <style:style style:name="T34" style:family="text">
      <style:text-properties fo:font-weight="normal" officeooo:rsid="001dbb71" style:font-weight-asian="normal" style:font-weight-complex="normal"/>
    </style:style>
    <style:style style:name="T35" style:family="text">
      <style:text-properties fo:font-weight="normal" officeooo:rsid="00213276" style:font-weight-asian="normal" style:font-weight-complex="normal"/>
    </style:style>
    <style:style style:name="T36" style:family="text">
      <style:text-properties fo:font-weight="normal" officeooo:rsid="002519d1" style:font-weight-asian="normal" style:font-weight-complex="normal"/>
    </style:style>
    <style:style style:name="T37" style:family="text">
      <style:text-properties fo:font-weight="normal" officeooo:rsid="002ca29f" style:font-weight-asian="normal" style:font-weight-complex="normal"/>
    </style:style>
    <style:style style:name="T38" style:family="text">
      <style:text-properties fo:font-weight="normal" officeooo:rsid="002d27f4" style:font-weight-asian="normal" style:font-weight-complex="normal"/>
    </style:style>
    <style:style style:name="T39" style:family="text">
      <style:text-properties officeooo:rsid="001ae986"/>
    </style:style>
    <style:style style:name="T40" style:family="text">
      <style:text-properties officeooo:rsid="001d77be"/>
    </style:style>
    <style:style style:name="T41" style:family="text">
      <style:text-properties officeooo:rsid="001f4748"/>
    </style:style>
    <style:style style:name="T42" style:family="text">
      <style:text-properties officeooo:rsid="0023c104"/>
    </style:style>
    <style:style style:name="T43" style:family="text">
      <style:text-properties officeooo:rsid="000c3575"/>
    </style:style>
    <style:style style:name="T44" style:family="text">
      <style:text-properties officeooo:rsid="000d946c"/>
    </style:style>
    <style:style style:name="T45" style:family="text">
      <style:text-properties officeooo:rsid="00145d70"/>
    </style:style>
    <style:style style:name="T46" style:family="text">
      <style:text-properties officeooo:rsid="001463ec"/>
    </style:style>
    <style:style style:name="T47" style:family="text">
      <style:text-properties officeooo:rsid="00102673"/>
    </style:style>
    <style:style style:name="T48" style:family="text">
      <style:text-properties officeooo:rsid="0017ffcc"/>
    </style:style>
    <style:style style:name="T49" style:family="text">
      <style:text-properties officeooo:rsid="001dbb71"/>
    </style:style>
    <style:style style:name="T50" style:family="text">
      <style:text-properties officeooo:rsid="001f5e43"/>
    </style:style>
    <style:style style:name="T51" style:family="text">
      <style:text-properties officeooo:rsid="00213276"/>
    </style:style>
    <style:style style:name="T52" style:family="text">
      <style:text-properties officeooo:rsid="002519d1"/>
    </style:style>
    <style:style style:name="T53" style:family="text">
      <style:text-properties officeooo:rsid="002ca29f"/>
    </style:style>
    <style:style style:name="T54" style:family="text">
      <style:text-properties style:text-underline-style="solid" style:text-underline-width="auto" style:text-underline-color="font-color" fo:font-weight="normal" officeooo:rsid="000c3575" style:font-weight-asian="normal" style:font-weight-complex="normal"/>
    </style:style>
    <style:style style:name="T55" style:family="text">
      <style:text-properties style:text-underline-style="solid" style:text-underline-width="auto" style:text-underline-color="font-color" fo:font-weight="bold" officeooo:rsid="002ca29f" style:font-weight-asian="bold" style:font-weight-complex="bold"/>
    </style:style>
    <style:style style:name="T56" style:family="text">
      <style:text-properties fo:font-weight="bold" officeooo:rsid="002ca29f" style:font-weight-asian="bold" style:font-weight-complex="bold"/>
    </style:style>
    <style:style style:name="T57" style:family="text">
      <style:text-properties fo:font-weight="bold" officeooo:rsid="002d27f4" style:font-weight-asian="bold" style:font-weight-complex="bold"/>
    </style:style>
    <style:style style:name="T58" style:family="text">
      <style:text-properties fo:font-weight="bold" officeooo:rsid="001cd6d7" style:font-weight-asian="bold" style:font-weight-complex="bold"/>
    </style:style>
    <style:style style:name="T59" style:family="text">
      <style:text-properties fo:font-weight="bold" officeooo:rsid="001f4748" style:font-weight-asian="bold" style:font-weight-complex="bold"/>
    </style:style>
    <style:style style:name="T60" style:family="text">
      <style:text-properties fo:font-weight="bold" officeooo:rsid="00232c37" style:font-weight-asian="bold" style:font-weight-complex="bold"/>
    </style:style>
    <style:style style:name="T61" style:family="text">
      <style:text-properties fo:font-weight="bold" officeooo:rsid="00145d70" style:font-weight-asian="bold" style:font-weight-complex="bold"/>
    </style:style>
    <style:style style:name="T62" style:family="text">
      <style:text-properties fo:font-weight="bold" officeooo:rsid="001463ec" style:font-weight-asian="bold" style:font-weight-complex="bold"/>
    </style:style>
    <style:style style:name="T63" style:family="text">
      <style:text-properties fo:font-weight="bold" officeooo:rsid="00102673" style:font-weight-asian="bold" style:font-weight-complex="bold"/>
    </style:style>
    <style:style style:name="T64" style:family="text">
      <style:text-properties fo:font-weight="bold" officeooo:rsid="0017ffcc" style:font-weight-asian="bold" style:font-weight-complex="bold"/>
    </style:style>
    <style:style style:name="T65" style:family="text">
      <style:text-properties fo:font-weight="bold" officeooo:rsid="001f5e43" style:font-weight-asian="bold" style:font-weight-complex="bold"/>
    </style:style>
    <style:style style:name="T66" style:family="text">
      <style:text-properties fo:font-weight="bold" officeooo:rsid="00213276" style:font-weight-asian="bold" style:font-weight-complex="bold"/>
    </style:style>
    <style:style style:name="T67" style:family="text">
      <style:text-properties fo:font-weight="bold" officeooo:rsid="002519d1" style:font-weight-asian="bold" style:font-weight-complex="bold"/>
    </style:style>
    <style:style style:name="T68" style:family="text">
      <style:text-properties officeooo:rsid="002d27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Informe de procesos similares</text:p>
      <text:p text:style-name="P2"/>
      <text:p text:style-name="SubtituloPortadaYDemostrativos">Tipo de documento: <text:span text:style-name="T3">interno</text:span></text:p>
      <text:p text:style-name="SubtituloPortadaYDemostrativos"><text:span text:style-name="T4">23</text:span>/<text:span text:style-name="T4">10</text:span>/<text:span text:style-name="T4">13</text:span></text:p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Identificador del documento:</text:p>
          </table:table-cell>
          <table:table-cell table:style-name="Tabla2.B1" office:value-type="string">
            <text:p text:style-name="CuerpoTabla">T0.2.2</text:p>
          </table:table-cell>
        </table:table-row>
        <table:table-row>
          <table:table-cell table:style-name="Tabla2.A2" office:value-type="string">
            <text:p text:style-name="P3">Fecha:</text:p>
          </table:table-cell>
          <table:table-cell table:style-name="Tabla2.B2" office:value-type="string">
            <text:p text:style-name="CuerpoTabla"><text:span text:style-name="T4">23</text:span>/10/2013</text:p>
          </table:table-cell>
        </table:table-row>
        <table:table-row>
          <table:table-cell table:style-name="Tabla2.A2" office:value-type="string">
            <text:p text:style-name="P4">Actividad:</text:p>
          </table:table-cell>
          <table:table-cell table:style-name="Tabla2.B2" office:value-type="string">
            <text:p text:style-name="CuerpoTabla">Elaboración de un informe de procesos similares a ecoRaee</text:p>
          </table:table-cell>
        </table:table-row>
        <table:table-row>
          <table:table-cell table:style-name="Tabla2.A2" office:value-type="string">
            <text:p text:style-name="P4">Estado del documento:</text:p>
          </table:table-cell>
          <table:table-cell table:style-name="Tabla2.B2" office:value-type="string">
            <text:p text:style-name="CuerpoTabla">En</text:p>
          </table:table-cell>
        </table:table-row>
        <table:table-row>
          <table:table-cell table:style-name="Tabla2.A2" office:value-type="string">
            <text:p text:style-name="P4">Enlace del documento:</text:p>
          </table:table-cell>
          <table:table-cell table:style-name="Tabla2.B2" office:value-type="string">
            <text:p text:style-name="CuerpoTabla"/>
          </table:table-cell>
        </table:table-row>
      </table:table>
      <text:p text:style-name="P1"/>
      <text:p text:style-name="P1"/>
      <text:p text:style-name="P28">Datos de la entrega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21"/>
          </table:table-cell>
          <table:table-cell table:style-name="Tabla3.B1" office:value-type="string">
            <text:p text:style-name="TituloColumnaTabla">Nombre</text:p>
          </table:table-cell>
          <table:table-cell table:style-name="Tabla3.B1" office:value-type="string">
            <text:p text:style-name="TituloColumnaTabla">Compañía / Actividad</text:p>
          </table:table-cell>
          <table:table-cell table:style-name="Tabla3.B1" office:value-type="string">
            <text:p text:style-name="TituloColumnaTabla">Fecha</text:p>
          </table:table-cell>
          <table:table-cell table:style-name="Tabla3.E1" office:value-type="string">
            <text:p text:style-name="TituloColumnaTabla">Firma</text:p>
          </table:table-cell>
        </table:table-row>
        <table:table-row>
          <table:table-cell table:style-name="Tabla3.A2" office:value-type="string">
            <text:p text:style-name="TituloColumnaTabla"/>
            <text:p text:style-name="TituloColumnaTabla">Autor</text:p>
            <text:p text:style-name="TituloColumnaTabla"/>
          </table:table-cell>
          <table:table-cell table:style-name="Tabla3.B2" office:value-type="string">
            <text:p text:style-name="CuerpoTabla">Silvia Carrera</text:p>
          </table:table-cell>
          <table:table-cell table:style-name="Tabla3.C5" office:value-type="string">
            <text:p text:style-name="CuerpoTabla">B4</text:p>
          </table:table-cell>
          <table:table-cell table:style-name="Tabla3.D2" office:value-type="string">
            <text:p text:style-name="CuerpoTabla">21/10/13</text:p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A3" office:value-type="string">
            <text:p text:style-name="TituloColumnaTabla"/>
            <text:p text:style-name="TituloColumnaTabla">Verificado por</text:p>
            <text:p text:style-name="TituloColumnaTabla"/>
          </table:table-cell>
          <table:table-cell table:style-name="Tabla3.B3" office:value-type="string">
            <text:p text:style-name="CuerpoTabla"/>
          </table:table-cell>
          <table:table-cell table:style-name="Tabla3.C5" office:value-type="string">
            <text:p text:style-name="CuerpoTabla"/>
          </table:table-cell>
          <table:table-cell table:style-name="Tabla3.D3" office:value-type="string">
            <text:p text:style-name="CuerpoTabla"/>
          </table:table-cell>
          <table:table-cell table:style-name="Tabla3.E3" office:value-type="string">
            <text:p text:style-name="CuerpoTabla"/>
          </table:table-cell>
        </table:table-row>
        <table:table-row>
          <table:table-cell table:style-name="Tabla3.A3" office:value-type="string">
            <text:p text:style-name="TituloColumnaTabla"/>
            <text:p text:style-name="TituloColumnaTabla">Revisado por</text:p>
            <text:p text:style-name="TituloColumnaTabla"/>
          </table:table-cell>
          <table:table-cell table:style-name="Tabla3.B4" office:value-type="string">
            <text:p text:style-name="CuerpoTabla"/>
          </table:table-cell>
          <table:table-cell table:style-name="Tabla3.C5" office:value-type="string">
            <text:p text:style-name="CuerpoTabla"/>
          </table:table-cell>
          <table:table-cell table:style-name="Tabla3.D4" office:value-type="string">
            <text:p text:style-name="CuerpoTabla"/>
          </table:table-cell>
          <table:table-cell table:style-name="Tabla3.E4" office:value-type="string">
            <text:p text:style-name="CuerpoTabla"/>
          </table:table-cell>
        </table:table-row>
        <table:table-row>
          <table:table-cell table:style-name="Tabla3.A3" office:value-type="string">
            <text:p text:style-name="TituloColumnaTabla"/>
            <text:p text:style-name="TituloColumnaTabla">Aprobado por</text:p>
            <text:p text:style-name="TituloColumnaTabla"/>
          </table:table-cell>
          <table:table-cell table:style-name="Tabla3.B5" office:value-type="string">
            <text:p text:style-name="CuerpoTabla"/>
          </table:table-cell>
          <table:table-cell table:style-name="Tabla3.C5" office:value-type="string">
            <text:p text:style-name="CuerpoTabla"/>
          </table:table-cell>
          <table:table-cell table:style-name="Tabla3.D5" office:value-type="string">
            <text:p text:style-name="CuerpoTabla"/>
          </table:table-cell>
          <table:table-cell table:style-name="Tabla3.E5" office:value-type="string">
            <text:p text:style-name="CuerpoTabla"/>
          </table:table-cell>
        </table:table-row>
      </table:table>
      <text:p text:style-name="P20"/>
      <text:p text:style-name="P20"/>
      <text:p text:style-name="P20"/>
      <text:p text:style-name="P20"/>
      <text:p text:style-name="P22"/>
      <text:p text:style-name="Textos">Log del documento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TituloColumnaTabla">Versión</text:p>
          </table:table-cell>
          <table:table-cell table:style-name="Tabla4.A1" office:value-type="string">
            <text:p text:style-name="TituloColumnaTabla">Fecha</text:p>
          </table:table-cell>
          <table:table-cell table:style-name="Tabla4.A1" office:value-type="string">
            <text:p text:style-name="TituloColumnaTabla">Comentario</text:p>
          </table:table-cell>
          <table:table-cell table:style-name="Tabla4.D1" office:value-type="string">
            <text:p text:style-name="TituloColumnaTabla">Autor</text:p>
          </table:table-cell>
        </table:table-row>
        <table:table-row>
          <table:table-cell table:style-name="Tabla4.A3" office:value-type="string">
            <text:p text:style-name="CuerpoTabla">V0</text:p>
          </table:table-cell>
          <table:table-cell table:style-name="Tabla4.B3" office:value-type="string">
            <text:p text:style-name="CuerpoTabla">18/10/13</text:p>
          </table:table-cell>
          <table:table-cell table:style-name="Tabla4.C3" office:value-type="string">
            <text:p text:style-name="CuerpoTabla">Comienzo de la elaboración del documento</text:p>
          </table:table-cell>
          <table:table-cell table:style-name="Tabla4.D3" office:value-type="string">
            <text:p text:style-name="CuerpoTabla">Silvia Carrera</text:p>
          </table:table-cell>
        </table:table-row>
        <table:table-row>
          <table:table-cell table:style-name="Tabla4.A3" office:value-type="string">
            <text:p text:style-name="CuerpoTabla">V<text:span text:style-name="T4">1</text:span></text:p>
          </table:table-cell>
          <table:table-cell table:style-name="Tabla4.B3" office:value-type="string">
            <text:p text:style-name="CuerpoTabla"><text:span text:style-name="T4">23</text:span>/10/13</text:p>
          </table:table-cell>
          <table:table-cell table:style-name="Tabla4.C3" office:value-type="string">
            <text:p text:style-name="P33">Ajuste documento a nueva plantilla</text:p>
          </table:table-cell>
          <table:table-cell table:style-name="Tabla4.D3" office:value-type="string">
            <text:p text:style-name="CuerpoTabla">Silvia Carrera</text:p>
          </table:table-cell>
        </table:table-row>
      </table:table>
      <text:p text:style-name="P20"/>
      <text:p text:style-name="P20"/>
      <text:p text:style-name="P22"/>
      <text:p text:style-name="Textos">Registro de cambios del documento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TituloColumnaTabla">Versión</text:p>
          </table:table-cell>
          <table:table-cell table:style-name="Tabla5.A1" office:value-type="string">
            <text:p text:style-name="TituloColumnaTabla">Ítem</text:p>
          </table:table-cell>
          <table:table-cell table:style-name="Tabla5.C1" office:value-type="string">
            <text:p text:style-name="TituloColumnaTabla">Motivo del cambio</text:p>
          </table:table-cell>
        </table:table-row>
        <table:table-row>
          <table:table-cell table:style-name="Tabla5.A2" office:value-type="string">
            <text:p text:style-name="P21"/>
          </table:table-cell>
          <table:table-cell table:style-name="Tabla5.B2" office:value-type="string">
            <text:p text:style-name="P21"/>
          </table:table-cell>
          <table:table-cell table:style-name="Tabla5.C2" office:value-type="string">
            <text:p text:style-name="P21"/>
          </table:table-cell>
        </table:table-row>
      </table:table>
      <text:p text:style-name="P22"/>
      <text:p text:style-name="P1"/>
      <text:p text:style-name="TituloDemostrativo"/>
      <text:p text:style-name="P1"/>
      <text:p text:style-name="P1"/>
      <text:p text:style-name="P1"/>
      <text:table-of-content text:style-name="Sect1" text:protected="true" text:name="Índice de contenido1">
        <text:table-of-content-source text:outline-level="10" text:use-index-marks="false" text:use-index-source-styles="true">
          <text:index-title-template text:style-name="TablaContenidosDemostrativo">Tabla de contenidos </text:index-title-template>
          <text:table-of-content-entry-template text:outline-level="1" text:style-name="Tabla_20_contenidos_20_nivel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  <text:index-source-styles text:outline-level="4">
            <text:index-source-style text:style-name="PieTablaIlustraciones"/>
          </text:index-source-styles>
        </text:table-of-content-source>
        <text:index-body>
          <text:index-title text:style-name="Sect1" text:name="Índice de contenido1_Head">
            <text:p text:style-name="P27">Tabla de contenidos </text:p>
          </text:index-title>
          <text:p text:style-name="P17"><text:a xlink:type="simple" xlink:href="#__RefHeading__1803_1352885363" text:style-name="Index_20_Link" text:visited-style-name="Index_20_Link">Campañas de recogida de residuos:<text:tab/>5</text:a></text:p>
          <text:p text:style-name="P5"><text:a xlink:type="simple" xlink:href="#__RefHeading__2690_223014638" text:style-name="Index_20_Link" text:visited-style-name="Index_20_Link">Plan de recogida de residuos electrónicos en grandes superficies españolas<text:tab/>5</text:a></text:p>
          <text:p text:style-name="P5"><text:a xlink:type="simple" xlink:href="#__RefHeading__2692_223014638" text:style-name="Index_20_Link" text:visited-style-name="Index_20_Link">Tecno Recicla 2013:<text:tab/>5</text:a></text:p>
          <text:p text:style-name="P5"><text:a xlink:type="simple" xlink:href="#__RefHeading__2694_223014638" text:style-name="Index_20_Link" text:visited-style-name="Index_20_Link">Campaña de recogida de residuos electrónicos en Argentina:<text:tab/>5</text:a></text:p>
          <text:p text:style-name="P5"><text:a xlink:type="simple" xlink:href="#__RefHeading__2696_223014638" text:style-name="Index_20_Link" text:visited-style-name="Index_20_Link">Campaña de recogida de residuos electrónicos en Colombia:<text:tab/>6</text:a></text:p>
          <text:p text:style-name="P5"><text:a xlink:type="simple" xlink:href="#__RefHeading__2698_223014638" text:style-name="Index_20_Link" text:visited-style-name="Index_20_Link">Campaña de recogida de residuos “Reciclatrón”:<text:tab/>6</text:a></text:p>
          <text:p text:style-name="P5"><text:a xlink:type="simple" xlink:href="#__RefHeading__2700_223014638" text:style-name="Index_20_Link" text:visited-style-name="Index_20_Link">Campaña de recogida de residuos eléctricos y electrónicos en la Universidad Autónoma de Baja California.<text:tab/>7</text:a></text:p>
          <text:p text:style-name="P5"><text:a xlink:type="simple" xlink:href="#__RefHeading__2702_223014638" text:style-name="Index_20_Link" text:visited-style-name="Index_20_Link">Mercado de trueque; basura por comida:<text:tab/>7</text:a></text:p>
          <text:p text:style-name="P5"><text:a xlink:type="simple" xlink:href="#__RefHeading__2704_223014638" text:style-name="Index_20_Link" text:visited-style-name="Index_20_Link">Programa RECIKLAGUNE:<text:tab/>7</text:a></text:p>
          <text:p text:style-name="P5"><text:a xlink:type="simple" xlink:href="#__RefHeading__2706_223014638" text:style-name="Index_20_Link" text:visited-style-name="Index_20_Link">Universidad Nacional del Nordeste:<text:tab/>8</text:a></text:p>
          <text:p text:style-name="P5"><text:a xlink:type="simple" xlink:href="#__RefHeading__2708_223014638" text:style-name="Index_20_Link" text:visited-style-name="Index_20_Link">Campaña “Mejora tu ambiente”:<text:tab/>8</text:a></text:p>
          <text:p text:style-name="P5"><text:a xlink:type="simple" xlink:href="#__RefHeading__2710_223014638" text:style-name="Index_20_Link" text:visited-style-name="Index_20_Link">Campaña “Quiéreme como si fuera la primera vez”:<text:tab/>8</text:a></text:p>
          <text:p text:style-name="P17"><text:a xlink:type="simple" xlink:href="#__RefHeading__2712_223014638" text:style-name="Index_20_Link" text:visited-style-name="Index_20_Link">Fundaciones de gestión de residuos electrónicos:<text:tab/>10</text:a></text:p>
          <text:p text:style-name="P5"><text:a xlink:type="simple" xlink:href="#__RefHeading__2714_223014638" text:style-name="Index_20_Link" text:visited-style-name="Index_20_Link">Ecopilas:<text:tab/>10</text:a></text:p>
          <text:p text:style-name="P5"><text:a xlink:type="simple" xlink:href="#__RefHeading__2716_223014638" text:style-name="Index_20_Link" text:visited-style-name="Index_20_Link">Ecoasimelec:<text:tab/>10</text:a></text:p>
          <text:p text:style-name="P5"><text:a xlink:type="simple" xlink:href="#__RefHeading__2718_223014638" text:style-name="Index_20_Link" text:visited-style-name="Index_20_Link">Fundación ECOTIC:<text:tab/>10</text:a></text:p>
          <text:p text:style-name="P5"><text:a xlink:type="simple" xlink:href="#__RefHeading__2720_223014638" text:style-name="Index_20_Link" text:visited-style-name="Index_20_Link">Remexmar BC:<text:tab/>11</text:a></text:p>
          <text:p text:style-name="P5"><text:a xlink:type="simple" xlink:href="#__RefHeading__2722_223014638" text:style-name="Index_20_Link" text:visited-style-name="Index_20_Link">Ecocómputo:<text:tab/>11</text:a></text:p>
          <text:p text:style-name="P5"><text:a xlink:type="simple" xlink:href="#__RefHeading__2724_223014638" text:style-name="Index_20_Link" text:visited-style-name="Index_20_Link">AERESS:<text:tab/>11</text:a></text:p>
          <text:p text:style-name="P5"><text:a xlink:type="simple" xlink:href="#__RefHeading__2726_223014638" text:style-name="Index_20_Link" text:visited-style-name="Index_20_Link">WRAP:<text:tab/>11</text:a></text:p>
          <text:p text:style-name="P5"><text:a xlink:type="simple" xlink:href="#__RefHeading__2728_223014638" text:style-name="Index_20_Link" text:visited-style-name="Index_20_Link">Fundación ecoraee's:<text:tab/>12</text:a></text:p>
          <text:p text:style-name="P5"><text:a xlink:type="simple" xlink:href="#__RefHeading__2730_223014638" text:style-name="Index_20_Link" text:visited-style-name="Index_20_Link">Asimelec:<text:tab/>12</text:a></text:p>
          <text:p text:style-name="P17"><text:a xlink:type="simple" xlink:href="#__RefHeading__2732_223014638" text:style-name="Index_20_Link" text:visited-style-name="Index_20_Link">Empresas de gestión de resudados electrónicos:<text:tab/>13</text:a></text:p>
          <text:p text:style-name="P5"><text:a xlink:type="simple" xlink:href="#__RefHeading__2734_223014638" text:style-name="Index_20_Link" text:visited-style-name="Index_20_Link">E-Recycle Peru:<text:tab/>13</text:a></text:p>
          <text:p text:style-name="P5"><text:a xlink:type="simple" xlink:href="#__RefHeading__2736_223014638" text:style-name="Index_20_Link" text:visited-style-name="Index_20_Link">San Antonio Recycling S.A.:<text:tab/>13</text:a></text:p>
          <text:p text:style-name="P5"><text:a xlink:type="simple" xlink:href="#__RefHeading__2738_223014638" text:style-name="Index_20_Link" text:visited-style-name="Index_20_Link">RecycleRech Peru:<text:tab/>13</text:a></text:p>
          <text:p text:style-name="P5"><text:a xlink:type="simple" xlink:href="#__RefHeading__2740_223014638" text:style-name="Index_20_Link" text:visited-style-name="Index_20_Link">Silkers:<text:tab/>13</text:a></text:p>
          <text:p text:style-name="P5"><text:a xlink:type="simple" xlink:href="#__RefHeading__2742_223014638" text:style-name="Index_20_Link" text:visited-style-name="Index_20_Link">Residuos electrónicos:<text:tab/>14</text:a></text:p>
          <text:p text:style-name="P5"><text:a xlink:type="simple" xlink:href="#__RefHeading__2744_223014638" text:style-name="Index_20_Link" text:visited-style-name="Index_20_Link">Indumental Recycling S.A.:<text:tab/>14</text:a></text:p>
          <text:p text:style-name="P5"><text:a xlink:type="simple" xlink:href="#__RefHeading__2746_223014638" text:style-name="Index_20_Link" text:visited-style-name="Index_20_Link">Proambi:<text:tab/>14</text:a></text:p>
          <text:p text:style-name="P5"><text:a xlink:type="simple" xlink:href="#__RefHeading__2748_223014638" text:style-name="Index_20_Link" text:visited-style-name="Index_20_Link">Fujimaki Yuma:<text:tab/>15</text:a></text:p>
          <text:p text:style-name="P5"><text:a xlink:type="simple" xlink:href="#__RefHeading__2750_223014638" text:style-name="Index_20_Link" text:visited-style-name="Index_20_Link">Solimar:<text:tab/>15</text:a></text:p>
          <text:p text:style-name="P5"><text:a xlink:type="simple" xlink:href="#__RefHeading__2752_223014638" text:style-name="Index_20_Link" text:visited-style-name="Index_20_Link">Recupera:<text:tab/>15</text:a></text:p>
          <text:p text:style-name="P5"><text:a xlink:type="simple" xlink:href="#__RefHeading__2754_223014638" text:style-name="Index_20_Link" text:visited-style-name="Index_20_Link">Electron Memories:<text:tab/>15</text:a></text:p>
          <text:p text:style-name="P17"><text:a xlink:type="simple" xlink:href="#__RefHeading__2756_223014638" text:style-name="Index_20_Link" text:visited-style-name="Index_20_Link">Proyectos Life similares a ecoRaee:<text:tab/>16</text:a></text:p>
          <text:p text:style-name="P5"><text:a xlink:type="simple" xlink:href="#__RefHeading__2758_223014638" text:style-name="Index_20_Link" text:visited-style-name="Index_20_Link">Proyecto Ecovitrum:<text:tab/>16</text:a></text:p>
          <text:p text:style-name="P5"><text:a xlink:type="simple" xlink:href="#__RefHeading__2760_223014638" text:style-name="Index_20_Link" text:visited-style-name="Index_20_Link">Proyecto PC- New Personal Computers New Equipments:<text:tab/>16</text:a></text:p>
          <text:p text:style-name="P5"><text:a xlink:type="simple" xlink:href="#__RefHeading__2762_223014638" text:style-name="Index_20_Link" text:visited-style-name="Index_20_Link">Proyecto HIGH TECHNOLOGY WASTE TREATMENT (HTWT):<text:tab/>17</text:a></text:p>
          <text:p text:style-name="P5"><text:a xlink:type="simple" xlink:href="#__RefHeading__2764_223014638" text:style-name="Index_20_Link" text:visited-style-name="Index_20_Link">Life – Tragamovil:<text:tab/>17</text:a></text:p>
          <text:p text:style-name="P5"><text:a xlink:type="simple" xlink:href="#__RefHeading__2766_223014638" text:style-name="Index_20_Link" text:visited-style-name="Index_20_Link">Proyecto Identis Weee:<text:tab/>17</text:a></text:p>
        </text:index-body>
      </text:table-of-content>
      <text:p text:style-name="P18"><text:soft-page-break/></text:p>
      <text:p text:style-name="P24"><text:bookmark-start text:name="__RefHeading__1803_1352885363"/><text:span text:style-name="T5">Campañas de recogida de residuos</text:span><text:span text:style-name="T2">:</text:span><text:bookmark-end text:name="__RefHeading__1803_1352885363"/></text:p>
      <text:p text:style-name="P34"><text:bookmark-start text:name="__RefHeading__2690_223014638"/>Plan de recogida de residuos electrónicos en grandes superficies españolas<text:bookmark-end text:name="__RefHeading__2690_223014638"/></text:p>
      <text:p text:style-name="Textos">Lugar: Centros Comerciales del “El Corte Inglés” e “Hipercor” de Cataluña.</text:p>
      <text:p text:style-name="Textos">Fecha de inicio: Septiembre de 2013.</text:p>
      <text:p text:style-name="Textos"><text:span text:style-name="T5">Empresas / Fundaciones que gestionan el material recogido: </text:span><text:a xlink:type="simple" xlink:href="#Ecopilas"><text:span text:style-name="T53">Ecopilas</text:span></text:a><text:span text:style-name="T5"> y </text:span><text:a xlink:type="simple" xlink:href="#Ecoasimelec"><text:span text:style-name="T53">Ecoasimelec</text:span></text:a><text:span text:style-name="T5">.</text:span></text:p>
      <text:p text:style-name="Textos">Propósito de la campaña: </text:p>
      <text:p text:style-name="P29">Instalación de multicontenedores de residuos de aparatos eléctricos y electrónicos. Cada uno de los contenedores dispone de tres compartimentos, cada uno de los cuales almacenará residuos de aparatos eléctricos y electrónicos de pequeño tamaño, bombillas de bajo consumo y fluorescentes y pilas y baterías, respectivamente.</text:p>
      <text:p text:style-name="P29"/>
      <text:p text:style-name="P35"><text:bookmark-start text:name="__RefHeading__2692_223014638"/>Tecno Recicla 2013:<text:bookmark-end text:name="__RefHeading__2692_223014638"/></text:p>
      <text:p text:style-name="Textos">Lugar: Huancayo (Perú).</text:p>
      <text:p text:style-name="Textos"><text:span text:style-name="T6">Empresas <text:s/>/ fundaciones que gestionan el material recogido: </text:span><text:a xlink:type="simple" xlink:href="#E-Recycle Peru"><text:span text:style-name="T53">E-Recycle Peru</text:span></text:a><text:span text:style-name="T6">, </text:span><text:a xlink:type="simple" xlink:href="#San Antonio Recycling SA"><text:span text:style-name="T53">San Antonio Recycling S.A.</text:span></text:a><text:span text:style-name="T6"> y <text:s/></text:span><text:a xlink:type="simple" xlink:href="#RecycleRech Peru"><text:span text:style-name="T53">RecycleRech Peru</text:span></text:a><text:span text:style-name="T6">.</text:span></text:p>
      <text:p text:style-name="Textos">Propósito de la campaña: </text:p>
      <text:p text:style-name="Textos">Instalación de contenedores para que los usuarios finales depositen en ellos equipos electrónicos y eléctricos en desuso, a cambio de gorras, camisetas y utensilios de cocina, entre otros. </text:p>
      <text:p text:style-name="Textos">Por otra parte, se llevó a cabo un concurso de reciclaje entre Instituciones Educativas de primaria y secundaria, además de charlas de orientación y sensibilización.</text:p>
      <text:p text:style-name="Textos"/>
      <text:p text:style-name="P7"><text:bookmark-start text:name="__RefHeading__2694_223014638"/>Campaña de recogida de residuos electrónicos en Argentina:<text:bookmark-end text:name="__RefHeading__2694_223014638"/></text:p>
      <text:p text:style-name="Textos">Lugar: Municipalidad de Almirante Brown (República Argentina).</text:p>
      <text:p text:style-name="Textos">Fecha de inicio: Octubre de 2013.</text:p>
      <text:p text:style-name="Textos"><text:span text:style-name="T7">Empresas / fundaciones que gestionan el material recogido: </text:span><text:a xlink:type="simple" xlink:href="#Silkers"><text:span text:style-name="T53">Silkers</text:span></text:a><text:span text:style-name="T7">.</text:span></text:p>
      <text:p text:style-name="Textos"/>
      <text:p text:style-name="Textos"><text:soft-page-break/></text:p>
      <text:p text:style-name="Textos"/>
      <text:p text:style-name="Textos">Propósito de la campaña: </text:p>
      <text:p text:style-name="P19">Recolección de residuos electrónicos y traslado de los mismos a las instalaciones de operador de residuos peligrosos Silkers.</text:p>
      <text:p text:style-name="P19"/>
      <text:p text:style-name="P36"><text:bookmark-start text:name="__RefHeading__2696_223014638"/>Campaña de recogida de residuos electrónicos en Colombia:<text:bookmark-end text:name="__RefHeading__2696_223014638"/></text:p>
      <text:p text:style-name="Textos">Lugar: San Andrés (Colombia).</text:p>
      <text:p text:style-name="Textos">Fecha de inicio: Agosto de 2013.</text:p>
      <text:p text:style-name="Textos">Propósito de la campaña:</text:p>
      <text:p text:style-name="P30">Las instalaciones de Cuerpo Oficial de Bomberos fueron el lugar elegido para que los ciudadanos depositaran distintos tipos de aparatos electrónicos. Los deshechos fueron, posteriormente, trasladados a Cartagena.</text:p>
      <text:p text:style-name="P30"/>
      <text:p text:style-name="P8"><text:bookmark-start text:name="__RefHeading__2698_223014638"/>Campaña de recogida de residuos “Reciclatrón”:<text:bookmark-end text:name="__RefHeading__2698_223014638"/></text:p>
      <text:p text:style-name="Textos">Lugar: Yucatán (México).</text:p>
      <text:p text:style-name="Textos"><text:span text:style-name="T8">Empresas / fundaciones que gestionan el material recogido: </text:span><text:a xlink:type="simple" xlink:href="#proambi"><text:span text:style-name="T53">Proambi</text:span></text:a><text:span text:style-name="T8">.</text:span></text:p>
      <text:p text:style-name="Textos">Propósito de la campaña:</text:p>
      <text:p text:style-name="Textos">Recogida de residuos electrónicos en desuso para su posterior separación en familiar, empaquetado, realización de un listado de los componentes recogidos y enviados a la empresa Proambi para su posterior tratamiento. Esta empresa será la encargada de separar los componentes recibidos para reutilizar los que sean aprovechables, que posteriormente serán donados.</text:p>
      <text:p text:style-name="Textos"/>
      <text:p text:style-name="Textos"/>
      <text:p text:style-name="Textos"/>
      <text:p text:style-name="Textos"/>
      <text:p text:style-name="Textos"/>
      <text:p text:style-name="P9"><text:bookmark-start text:name="__RefHeading__2700_223014638"/><text:soft-page-break/>Campaña de recogida de residuos eléctricos y electrónicos en la Universidad Autónoma de Baja California.<text:bookmark-end text:name="__RefHeading__2700_223014638"/></text:p>
      <text:p text:style-name="Textos">Lugar: Yucatán (México).</text:p>
      <text:p text:style-name="Textos"><text:span text:style-name="T9">Empresas / fundaciones que gestionan el material recogido: </text:span><text:a xlink:type="simple" xlink:href="#Solimar"><text:span text:style-name="T53">Solimar</text:span></text:a><text:span text:style-name="T9">, </text:span><text:a xlink:type="simple" xlink:href="#Remexmar BC"><text:span text:style-name="T53">Remexmar BC</text:span></text:a><text:span text:style-name="T53">.</text:span></text:p>
      <text:p text:style-name="Textos">Propósito de la campaña: </text:p>
      <text:p text:style-name="Textos">Recogida de residuos electrónicos procedentes de hogares para posteriormente enviarlos a los procesos de desmantelado, reciclaje, y disposición correspondientes, llevados a cabo por las empresas mencionadas.</text:p>
      <text:p text:style-name="Textos"/>
      <text:p text:style-name="P10"><text:bookmark-start text:name="__RefHeading__2702_223014638"/>Mercado de trueque; basura por comida:<text:bookmark-end text:name="__RefHeading__2702_223014638"/></text:p>
      <text:p text:style-name="Textos">Lugar: México.</text:p>
      <text:p text:style-name="Textos">Fecha de inicio: Marzo de 2012.</text:p>
      <text:p text:style-name="Textos"><text:span text:style-name="T10">Empresas / fundaciones que gestionan el material recogido: </text:span><text:a xlink:type="simple" xlink:href="#Recupera"><text:span text:style-name="T68">Recupera</text:span></text:a><text:span text:style-name="T68">.</text:span></text:p>
      <text:p text:style-name="Textos">Propósito de la campaña:</text:p>
      <text:p text:style-name="Textos">Los trabajadores del mercado revisar los objetos que llevan los ciudadanos, los pesan y adjunta un número de puntos verdes según el peso y el tipo de residuo. Estos puntos son los que se canjean por comida.</text:p>
      <text:p text:style-name="P37"/>
      <text:p text:style-name="P37"><text:bookmark-start text:name="__RefHeading__2704_223014638"/>Programa RECIKLAGUNE:<text:bookmark-end text:name="__RefHeading__2704_223014638"/></text:p>
      <text:p text:style-name="Textos">Lugar: Vitoria (España).</text:p>
      <text:p text:style-name="Textos">Fecha de inicio: enero de 2013.</text:p>
      <text:p text:style-name="Textos">Empresas / fundaciones que gestionan el material recogido: Ayuntamiento de Vitoria, Cruz Roja de Álava.</text:p>
      <text:p text:style-name="Textos">Propósito de la campaña: </text:p>
      <text:p text:style-name="Textos"><text:span text:style-name="T11">Ofrecer una segunda vida útil a enseres y artículos desechados por la ciudadanía, pero que son susceptibles de reutilización. Una vez revisados los artículos entregados por operarios y comprobado su buen estado, se clasifican y cuelgan en la web </text:span><text:a xlink:type="simple" xlink:href="http://vitoriarecicla.com/reutiliza"><text:span text:style-name="T11">http://vitoriarecicla.com/reutiliza</text:span></text:a><text:span text:style-name="T11"> dónde los ciudadanos pueden ver todos los enseres y pasar a recogerlos, presentando su DNI, con un límite de un objeto por persona y mes.</text:span></text:p>
      <text:p text:style-name="P31"/>
      <text:p text:style-name="P39"><text:bookmark-start text:name="__RefHeading__2706_223014638"/>Universidad Nacional del Nordeste:<text:bookmark-end text:name="__RefHeading__2706_223014638"/></text:p>
      <text:p text:style-name="Textos">Lugar: Argentina.</text:p>
      <text:p text:style-name="Textos">Propósito de la campaña:</text:p>
      <text:p text:style-name="Textos">La renovación de equipos de las 11 facultades de esta universidad genera material para ser descartado, que en algunas ocasiones es cedido a otras instituciones educativas que puedan utilizarlo por requerir menos prestaciones.</text:p>
      <text:p text:style-name="Textos">El resto del material, siguiendo una iniciativa del Equipo de Telefonía Rural de la facultad, es recuperado y reciclado. </text:p>
      <text:p text:style-name="Textos">En este proceso se ensayaron técnicas de desmontaje, medición, relevo de componentes, etc., además de definir propuestas para reutilizar partes y elementos y para determinar qué elementos o materiales tienen más posibilidades de recuperarse y reutilizarse.</text:p>
      <text:p text:style-name="P31">El proceso consiste en: recolectar, clasificar, desmontar, analizar, procesar mecánicamente, reacondicionar, montar y reutilizar. En caso de imposibilidad de reacondicionamiento, se desmontan, se separan en componentes, se procesan los materiales reciclables y se depositan las sustancias peligrosas.</text:p>
      <text:p text:style-name="P31"/>
      <text:p text:style-name="P37"><text:bookmark-start text:name="__RefHeading__2708_223014638"/>Campaña “Mejora tu ambiente”:<text:bookmark-end text:name="__RefHeading__2708_223014638"/></text:p>
      <text:p text:style-name="Textos">Lugar: Santander (Colombia).</text:p>
      <text:p text:style-name="Textos">Fecha de inicio: abril de 2013.</text:p>
      <text:p text:style-name="Textos"><text:span text:style-name="T12">Empresas / fundaciones que gestionan el material recogido: </text:span><text:a xlink:type="simple" xlink:href="#Ecocómputo"><text:span text:style-name="T68">Ecocómputo</text:span></text:a><text:span text:style-name="T12">.</text:span></text:p>
      <text:p text:style-name="Textos">Propósito de la campaña:</text:p>
      <text:p text:style-name="P31">Disposición final de las 9 toneladas de residuos electrónicos que se recogieron, por parte del colectivo empresarial sin ánimo de lucro Ecocóputo.</text:p>
      <text:p text:style-name="P31"/>
      <text:p text:style-name="P37"><text:bookmark-start text:name="__RefHeading__2710_223014638"/>Campaña “Quiéreme como si fuera la primera vez”:<text:bookmark-end text:name="__RefHeading__2710_223014638"/></text:p>
      <text:p text:style-name="Textos">Lugar: España.</text:p>
      <text:p text:style-name="Textos">Fecha de inicio: Enero de 2007.</text:p>
      <text:p text:style-name="Textos"/>
      <text:p text:style-name="Textos"><text:soft-page-break/><text:span text:style-name="T13">Empresas / fundaciones que gestionan el material recogido: </text:span><text:a xlink:type="simple" xlink:href="#AERESS"><text:span text:style-name="T68">AERESS</text:span></text:a><text:span text:style-name="T13">.</text:span></text:p>
      <text:p text:style-name="Textos">Propósito de la campaña:</text:p>
      <text:p text:style-name="P31">Sensibilizar y concienciar a la población sobre la importancia del reciclaje y la reutilización de aparatos eléctricos y electrónicos, por una parte, y por la otra, creación de puestos de trabajo para personas en riesgo de exclusión social.</text:p>
      <text:p text:style-name="P25"><text:bookmark-start text:name="__RefHeading__2712_223014638"/>Fundaciones de gestión de residuos electrónicos:<text:bookmark-end text:name="__RefHeading__2712_223014638"/></text:p>
      <text:p text:style-name="P11"><text:bookmark-start text:name="__RefHeading__2714_223014638"/><text:bookmark text:name="Ecopilas"/><text:a xlink:type="simple" xlink:href="http://www.ecopilas.es/"><text:span text:style-name="T53">Ecopilas</text:span></text:a><text:span text:style-name="T5">:</text:span><text:bookmark-end text:name="__RefHeading__2714_223014638"/></text:p>
      <text:p text:style-name="Textos">Fundación centrada en la gestión medioambiental de pilas. Abarcan los procesos de recopilar, transportar, almacenar y procesar en planta de tratamiento de este tipo de residuos.</text:p>
      <text:p text:style-name="Textos"><text:span text:style-name="T14">Página web: </text:span><text:a xlink:type="simple" xlink:href="http://www.ecopilas.es/"><text:span text:style-name="T14">http://www.ecopilas.es/</text:span></text:a></text:p>
      <text:p text:style-name="P32"/>
      <text:p text:style-name="P11"><text:bookmark-start text:name="__RefHeading__2716_223014638"/><text:bookmark text:name="Ecoasimelec"/><text:a xlink:type="simple" xlink:href="http://www.ecoasimelec.es/"><text:span text:style-name="T53">Ecoasimelec</text:span></text:a><text:span text:style-name="T5">:</text:span><text:bookmark-end text:name="__RefHeading__2716_223014638"/></text:p>
      <text:p text:style-name="Textos">Fundación que gestiona los residuos electrónicos, tanto de productores , como de distribuidores o de usuarios de este tipo de residuos.</text:p>
      <text:p text:style-name="Textos">Para los productores ofrece opciones de leasing o de retirada de los aparatos una vez que estos estén obsoletos y/o inservibles.</text:p>
      <text:p text:style-name="Textos">Para los distribuidores, realiza labores de recogida de estos residuos.</text:p>
      <text:p text:style-name="Textos">Para los usuarios finales, instala contenedores en distintos lugares que posteriormente recoge.</text:p>
      <text:p text:style-name="Textos"><text:span text:style-name="T14">Página web: </text:span><text:a xlink:type="simple" xlink:href="http://www.ecoasimelec.es/"><text:span text:style-name="T14">http://www.ecoasimelec.es/</text:span></text:a></text:p>
      <text:p text:style-name="P32"/>
      <text:p text:style-name="P11"><text:bookmark-start text:name="__RefHeading__2718_223014638"/><text:a xlink:type="simple" xlink:href="http://www.ecotic.es/"><text:span text:style-name="T8">Fundación ECOTIC</text:span></text:a><text:span text:style-name="T8">:</text:span><text:bookmark-end text:name="__RefHeading__2718_223014638"/></text:p>
      <text:p text:style-name="Textos">Fundación que ha implantado un modelo de gestión basado en un ciclo con dos fases: recogida accesible y eficaz de residuos eléctricos y electrónicos y transporte y reciclaje de estos residuos.</text:p>
      <text:p text:style-name="Textos">Las técnicas de reciclaje que utiliza son: desmontaje y separación manual de los componentes del aparato, reciclaje mecánico (extracción y triturado de metales), incineración y refinado (para la recuperación de metales) y reciclaje químico de las placas de los circuitos impresos.</text:p>
      <text:p text:style-name="Textos"><text:span text:style-name="T8">Página web: <text:s/></text:span><text:a xlink:type="simple" xlink:href="http://www.ecotic.es/"><text:span text:style-name="Strong_20_Emphasis"><text:span text:style-name="T8">http://www.ecotic.es</text:span></text:span></text:a></text:p>
      <text:p text:style-name="P38"><text:bookmark-start text:name="__RefHeading__2720_223014638"/><text:bookmark text:name="Remexmar BC"/><text:a xlink:type="simple" xlink:href="../%20http://www.remexmarbc.org/%20"><text:span text:style-name="Strong_20_Emphasis"><text:span text:style-name="T56">Remexmar BC</text:span></text:span></text:a><text:span text:style-name="Strong_20_Emphasis"><text:span text:style-name="T37">:</text:span></text:span><text:bookmark-end text:name="__RefHeading__2720_223014638"/></text:p>
      <text:p text:style-name="Textos"><text:span text:style-name="Strong_20_Emphasis"><text:span text:style-name="T15">Fund</text:span></text:span><text:span text:style-name="Strong_20_Emphasis"><text:span text:style-name="T16">ac</text:span></text:span><text:span text:style-name="Strong_20_Emphasis"><text:span text:style-name="T15">ión centrada en la realización de campañas de recogida de todo tipo de residuos.</text:span></text:span></text:p>
      <text:p text:style-name="Textos"><text:span text:style-name="Strong_20_Emphasis"><text:span text:style-name="T15">Página web: </text:span></text:span><text:a xlink:type="simple" xlink:href="http://www.remexmarbc.org/"><text:span text:style-name="Strong_20_Emphasis"><text:span text:style-name="T15">http://www.remexmarbc.org/</text:span></text:span></text:a><text:span text:style-name="Strong_20_Emphasis"><text:span text:style-name="T15"> </text:span></text:span></text:p>
      <text:p text:style-name="Textos"><text:span text:style-name="Strong_20_Emphasis"><text:span text:style-name="T15"/></text:span></text:p>
      <text:p text:style-name="P16"><text:bookmark-start text:name="__RefHeading__2722_223014638"/><text:bookmark text:name="Ecocómputo"/><text:a xlink:type="simple" xlink:href="http://www.ecocomputo.com/"><text:span text:style-name="Strong_20_Emphasis"><text:span text:style-name="T38">Ecocómputo</text:span></text:span></text:a><text:span text:style-name="Strong_20_Emphasis"><text:span text:style-name="T16">:</text:span></text:span><text:bookmark-end text:name="__RefHeading__2722_223014638"/></text:p>
      <text:p text:style-name="Textos"><text:span text:style-name="Strong_20_Emphasis"><text:span text:style-name="T16">Grupo sin ánimo de lucro que se dedica a la recolección de residuos. electrónicos, parte de los cuales son reacondiconados para que niños pertenecientes a familiar sin recursos puedan utilizarlos a través de la campaña “Computadores para educar” y el resto, los que ya no sirven, se convierten en materia prima para la fabricación de nuevos productos, o bien son exportados a Canadá, Francia o Finlandia para su transformación en energía eléctrica.</text:span></text:span></text:p>
      <text:p text:style-name="Textos"><text:span text:style-name="Strong_20_Emphasis"><text:span text:style-name="T16">Página web: </text:span></text:span><text:a xlink:type="simple" xlink:href="http://www.ecocomputo.com/"><text:span text:style-name="Strong_20_Emphasis"><text:span text:style-name="T12">http://www.ecocomputo.com/</text:span></text:span></text:a></text:p>
      <text:p text:style-name="Textos"><text:span text:style-name="Strong_20_Emphasis"><text:span text:style-name="T12"/></text:span></text:p>
      <text:p text:style-name="P16"><text:bookmark-start text:name="__RefHeading__2724_223014638"/><text:bookmark text:name="AERESS"/><text:a xlink:type="simple" xlink:href="http://www.aeress.org/"><text:span text:style-name="Strong_20_Emphasis"><text:span text:style-name="T57">AERESS</text:span></text:span></text:a><text:span text:style-name="Strong_20_Emphasis"><text:span text:style-name="T17">:</text:span></text:span><text:bookmark-end text:name="__RefHeading__2724_223014638"/></text:p>
      <text:p text:style-name="Textos"><text:span text:style-name="Strong_20_Emphasis"><text:span text:style-name="T18">Asociación, que entre otras muchas tareas, lleva a cabo la gestión integral de residuos eléctricos y electrónicos, desde la recogida y la clasificación, hasta el tratamiento de los mismos.</text:span></text:span></text:p>
      <text:p text:style-name="Textos"><text:span text:style-name="Strong_20_Emphasis"><text:span text:style-name="T18">Página web: </text:span></text:span><text:a xlink:type="simple" xlink:href="http://www.aeress.org/"><text:span text:style-name="Strong_20_Emphasis"><text:span text:style-name="T39">http://www.aeress.org</text:span></text:span></text:a></text:p>
      <text:p text:style-name="Textos"><text:span text:style-name="Strong_20_Emphasis"><text:span text:style-name="T39"/></text:span></text:p>
      <text:p text:style-name="P11"><text:bookmark-start text:name="__RefHeading__2726_223014638"/><text:a xlink:type="simple" xlink:href="http://www.wrap.org.uk/"><text:span text:style-name="Strong_20_Emphasis"><text:span text:style-name="T58">WRAP</text:span></text:span></text:a><text:span text:style-name="Strong_20_Emphasis"><text:span text:style-name="T58">:</text:span></text:span><text:bookmark-end text:name="__RefHeading__2726_223014638"/></text:p>
      <text:p text:style-name="Textos"><text:span text:style-name="Strong_20_Emphasis"><text:span text:style-name="T19">Asociación dedicada a ayudar a empresas para que éstas usen el menor número de recursos posibles, </text:span></text:span><text:span text:style-name="Strong_20_Emphasis"><text:span text:style-name="T20">extraer el máximo valor posible a los recursos, mientras estén en uso y a generar la menor cantidad posible de residuos.</text:span></text:span></text:p>
      <text:p text:style-name="Textos"><text:span text:style-name="Strong_20_Emphasis"><text:span text:style-name="T20">Su principal objetivo es reducir al mínimo la cantidad de residuos que se depositan en vertederos.</text:span></text:span></text:p>
      <text:p text:style-name="Textos"><text:span text:style-name="Strong_20_Emphasis"><text:span text:style-name="T20">Página web: <text:s/></text:span></text:span><text:a xlink:type="simple" xlink:href="http://www.wrap.org.uk/"><text:span text:style-name="Strong_20_Emphasis"><text:span text:style-name="T40">http://www.wrap.org.uk</text:span></text:span></text:a></text:p>
      <text:p text:style-name="Textos"><text:span text:style-name="Strong_20_Emphasis"><text:span text:style-name="T40"/></text:span></text:p>
      <text:p text:style-name="Textos"><text:span text:style-name="Strong_20_Emphasis"><text:span text:style-name="T40"/></text:span></text:p>
      <text:p text:style-name="P40"><text:bookmark-start text:name="__RefHeading__2728_223014638"/><text:a xlink:type="simple" xlink:href="http://www.eco-raee.com/"><text:span text:style-name="Strong_20_Emphasis"><text:span text:style-name="T59">Fundación ecoraee's</text:span></text:span></text:a><text:span text:style-name="Strong_20_Emphasis"><text:span text:style-name="T59">:</text:span></text:span><text:bookmark-end text:name="__RefHeading__2728_223014638"/></text:p>
      <text:p text:style-name="Textos"><text:span text:style-name="Strong_20_Emphasis"><text:span text:style-name="T21">Fundación sin ánimo de lucro que presenta un sistema integrado de gestión de residuos de aparatos eléctricos y electrónicos.</text:span></text:span></text:p>
      <text:p text:style-name="Textos"><text:span text:style-name="Strong_20_Emphasis"><text:span text:style-name="T21">Tiene más de 200 empresas adheridas a las que da cobertura y asesora en materia de recogida, traslado, almacenamiento y tratamiento de los residuos de este tipo de aparatos.</text:span></text:span></text:p>
      <text:p text:style-name="Textos"><text:span text:style-name="Strong_20_Emphasis"><text:span text:style-name="T21">Página web: </text:span></text:span><text:a xlink:type="simple" xlink:href="http://www.eco-raee.com/"><text:span text:style-name="Strong_20_Emphasis"><text:span text:style-name="T41">http://www.eco-raee.com/</text:span></text:span></text:a></text:p>
      <text:p text:style-name="Textos"><text:span text:style-name="Strong_20_Emphasis"><text:span text:style-name="T12"/></text:span></text:p>
      <text:p text:style-name="P12"><text:bookmark-start text:name="__RefHeading__2730_223014638"/><text:a xlink:type="simple" xlink:href="http://www.raee-asimelec.es/"><text:span text:style-name="Strong_20_Emphasis"><text:span text:style-name="T60">Asimelec</text:span></text:span></text:a><text:span text:style-name="Strong_20_Emphasis"><text:span text:style-name="T60">:</text:span></text:span><text:bookmark-end text:name="__RefHeading__2730_223014638"/></text:p>
      <text:p text:style-name="Textos"><text:span text:style-name="Strong_20_Emphasis"><text:span text:style-name="T22">Plataforma que constituye una herramienta de gestión e información común para los distintos Sistemas Integrados de Gestión de residuos de aparatos eléctricos y electrónicos, que ofrece distintos servicios a las empresas adheridas, como declaración trimestral de aparatos electrónicos y eléctricos.</text:span></text:span></text:p>
      <text:p text:style-name="Textos"><text:span text:style-name="Strong_20_Emphasis"><text:span text:style-name="T22">Página web: <text:s/></text:span></text:span><text:a xlink:type="simple" xlink:href="http://www.raee-asimelec.es/"><text:span text:style-name="Strong_20_Emphasis"><text:span text:style-name="T42">http://www.raee-asimelec.es</text:span></text:span></text:a></text:p>
      <text:p text:style-name="P26"><text:bookmark-start text:name="__RefHeading__2732_223014638"/><text:span text:style-name="Strong_20_Emphasis">Empresas de gestión de resudados electrónicos:</text:span><text:bookmark-end text:name="__RefHeading__2732_223014638"/></text:p>
      <text:p text:style-name="P6"><text:bookmark-start text:name="__RefHeading__2734_223014638"/><text:bookmark text:name="E-Recycle Peru"/><text:a xlink:type="simple" xlink:href="https://www.facebook.com/erecycle.peru"><text:span text:style-name="Strong_20_Emphasis"><text:span text:style-name="T53">E-Recycle Peru</text:span></text:span></text:a><text:span text:style-name="Strong_20_Emphasis"><text:span text:style-name="T6">:</text:span></text:span><text:bookmark-end text:name="__RefHeading__2734_223014638"/></text:p>
      <text:p text:style-name="Textos">Empresa dedicada a la recolección de teléfonos móviles y ordenadores en desuso, los cuales desmonta para obtener sus componentes básicos, que posteriormente exporta a otros países dónde se realiza la recuperación de estos componentes por fundición.</text:p>
      <text:p text:style-name="Textos"><text:span text:style-name="Strong_20_Emphasis"><text:span text:style-name="T23">Página web:</text:span></text:span><text:span text:style-name="Strong_20_Emphasis"><text:span text:style-name="T6"> </text:span></text:span><text:a xlink:type="simple" xlink:href="https://www.facebook.com/erecycle.peru"><text:span text:style-name="Strong_20_Emphasis"><text:span text:style-name="T6">https://www.facebook.com/erecycle.peru</text:span></text:span></text:a></text:p>
      <text:p text:style-name="Textos"><text:span text:style-name="Strong_20_Emphasis"><text:span text:style-name="T6"/></text:span></text:p>
      <text:p text:style-name="P15"><text:bookmark-start text:name="__RefHeading__2736_223014638"/><text:bookmark text:name="San Antonio Recycling SA"/><text:a xlink:type="simple" xlink:href="http://sanantoniorecycling.com/"><text:span text:style-name="Strong_20_Emphasis"><text:span text:style-name="T56">San Antonio Recycling S.A.</text:span></text:span></text:a><text:span text:style-name="Strong_20_Emphasis"><text:span text:style-name="T23">:</text:span></text:span><text:bookmark-end text:name="__RefHeading__2736_223014638"/></text:p>
      <text:p text:style-name="Textos"><text:span text:style-name="Strong_20_Emphasis"><text:span text:style-name="T24">Empresa dedicada a la eliminación segura de residuos peligrosos o especiales.</text:span></text:span></text:p>
      <text:p text:style-name="Textos"><text:span text:style-name="Strong_20_Emphasis"><text:span text:style-name="T24">Página web: </text:span></text:span><text:a xlink:type="simple" xlink:href="http://sanantoniorecycling.com/"><text:span text:style-name="Strong_20_Emphasis"><text:span text:style-name="T43">http://sanantoniorecycling.com/</text:span></text:span></text:a></text:p>
      <text:p text:style-name="Textos"><text:span text:style-name="Strong_20_Emphasis"><text:span text:style-name="T43"/></text:span></text:p>
      <text:p text:style-name="P15"><text:bookmark-start text:name="__RefHeading__2738_223014638"/><text:bookmark text:name="RecycleRech Peru"/><text:a xlink:type="simple" xlink:href="http://www.recycletechperu.com/index.html"><text:span text:style-name="Strong_20_Emphasis"><text:span text:style-name="T55">RecycleRech Peru</text:span></text:span></text:a><text:span text:style-name="Strong_20_Emphasis"><text:span text:style-name="T54">:</text:span></text:span><text:bookmark-end text:name="__RefHeading__2738_223014638"/></text:p>
      <text:p text:style-name="Textos"><text:span text:style-name="Strong_20_Emphasis"><text:span text:style-name="T24">Empresa dedicada a la comercialización de residuos sólidos. Está especializada en el reciclado de botellas descartables PET y otros tipos de polímeros.</text:span></text:span></text:p>
      <text:p text:style-name="Textos"><text:span text:style-name="Strong_20_Emphasis"><text:span text:style-name="T24">Página web: </text:span></text:span><text:a xlink:type="simple" xlink:href="http://www.recycletechperu.com/index.html"><text:span text:style-name="Strong_20_Emphasis"><text:span text:style-name="T43">http://www.recycletechperu.com/index.html</text:span></text:span></text:a></text:p>
      <text:p text:style-name="Textos"><text:span text:style-name="Strong_20_Emphasis"><text:span text:style-name="T43"/></text:span></text:p>
      <text:p text:style-name="P15"><text:bookmark-start text:name="__RefHeading__2740_223014638"/><text:bookmark text:name="Silkers"/><text:a xlink:type="simple" xlink:href="http://www.silkers.com.ar/"><text:span text:style-name="T53">Silkers</text:span></text:a><text:span text:style-name="T53">:</text:span><text:bookmark-end text:name="__RefHeading__2740_223014638"/></text:p>
      <text:p text:style-name="Textos"><text:span text:style-name="Strong_20_Emphasis"><text:span text:style-name="T25">Empresa que ofrece servicios de reciclado, destrucción, disposición final y gestión ecológica de pilas, baterías y lámparas fluorescentes en Argentina. </text:span></text:span></text:p>
      <text:p text:style-name="Textos"><text:span text:style-name="Strong_20_Emphasis"><text:span text:style-name="T25">Una vez recogidos los residuos, los traslada a <text:s/>su planta de procesamiento dónde estudia la factibilidad de reutilización de sus componentes y materiales. <text:s/>Los residuos que no entran en el proceso de valoración son destinados a plantas de disposición final, especialmente acondicionadas para el depósito de residuos peligrosos.</text:span></text:span></text:p>
      <text:p text:style-name="Textos"><text:span text:style-name="Strong_20_Emphasis"><text:span text:style-name="T25">Página web: </text:span></text:span><text:a xlink:type="simple" xlink:href="http://www.silkers.com.ar/"><text:span text:style-name="Strong_20_Emphasis"><text:span text:style-name="T44">http://www.silkers.com.ar/</text:span></text:span></text:a></text:p>
      <text:p text:style-name="P41"><text:bookmark-start text:name="__RefHeading__2742_223014638"/><text:a xlink:type="simple" xlink:href="http://residuos-electronicos.com/"><text:span text:style-name="Strong_20_Emphasis"><text:span text:style-name="T61">Residuos electrónicos</text:span></text:span></text:a><text:span text:style-name="Strong_20_Emphasis"><text:span text:style-name="T61">:</text:span></text:span><text:bookmark-end text:name="__RefHeading__2742_223014638"/></text:p>
      <text:p text:style-name="Textos"><text:span text:style-name="Strong_20_Emphasis"><text:span text:style-name="T26">Empresa toledana que se dedica a la recogida de residuos electrónicos para su posterior clasificación, almacenamiento y tratamiento. Este último puede ser mediante reutilización, reciclaje, valoración energética o eliminación.</text:span></text:span></text:p>
      <text:p text:style-name="Textos"><text:span text:style-name="Strong_20_Emphasis"><text:span text:style-name="T26">Página web: </text:span></text:span><text:a xlink:type="simple" xlink:href="http://residuos-electronicos.com/"><text:span text:style-name="Strong_20_Emphasis"><text:span text:style-name="T45">http://residuos-electronicos.com</text:span></text:span></text:a></text:p>
      <text:p text:style-name="P13"><text:a xlink:type="simple" xlink:href="http://www.indumetal.com/home.aspx"><text:span text:style-name="Strong_20_Emphasis"><text:span text:style-name="T45"/></text:span></text:a></text:p>
      <text:p text:style-name="P13"><text:bookmark-start text:name="__RefHeading__2744_223014638"/><text:a xlink:type="simple" xlink:href="http://www.indumetal.com/home.aspx"><text:span text:style-name="Strong_20_Emphasis"><text:span text:style-name="T62">Indumental Recycling S.A</text:span></text:span></text:a><text:span text:style-name="Strong_20_Emphasis"><text:span text:style-name="T27">.:</text:span></text:span><text:bookmark-end text:name="__RefHeading__2744_223014638"/></text:p>
      <text:p text:style-name="Textos"><text:span text:style-name="Strong_20_Emphasis"><text:span text:style-name="T27">Empresa vizcaína que se dedica al tratamiento de residuos electrónicos mediante el traslado de los componentes electrónicos o el desmontaje “in situ” de instalaciones industriales para llevar a cabo, posteriormente, el reciclaje de los residuos eléctricos y electrónicos en su planta de tratamiento de chatarras complejas. </text:span></text:span></text:p>
      <text:p text:style-name="Textos"><text:span text:style-name="Strong_20_Emphasis"><text:span text:style-name="T27">Además, una vez realizado el proceso, proporciona al cliente un certificado de tratamiento de residuos entregados y reincorporado al mercado como materias primas de los productos obtenidos.</text:span></text:span></text:p>
      <text:p text:style-name="Textos"><text:span text:style-name="Strong_20_Emphasis"><text:span text:style-name="T27">Página web: <text:s/></text:span></text:span><text:a xlink:type="simple" xlink:href="http://www.indumetal.com/home.aspx"><text:span text:style-name="Strong_20_Emphasis"><text:span text:style-name="T46">http://www.indumetal.com/home.aspx</text:span></text:span></text:a></text:p>
      <text:p text:style-name="Textos"><text:span text:style-name="Strong_20_Emphasis"><text:span text:style-name="T46"/></text:span></text:p>
      <text:p text:style-name="Nivel2"><text:bookmark-start text:name="__RefHeading__2746_223014638"/><text:bookmark text:name="proambi"/><text:a xlink:type="simple" xlink:href="http://www.proambi.com/"><text:span text:style-name="Strong_20_Emphasis"><text:span text:style-name="T56">Proambi</text:span></text:span></text:a><text:span text:style-name="Strong_20_Emphasis"><text:span text:style-name="T37">:</text:span></text:span><text:bookmark-end text:name="__RefHeading__2746_223014638"/></text:p>
      <text:p text:style-name="Textos"><text:span text:style-name="Strong_20_Emphasis"><text:span text:style-name="T28">Empresa dedicada a la disposición final y reciclaje de residuos eléctricos y electrónicos.</text:span></text:span></text:p>
      <text:p text:style-name="Textos"><text:span text:style-name="Strong_20_Emphasis"><text:span text:style-name="T28">Trabaja con la empresa GEEP (empresa líder mundial en servicios de reciclaje y manejo de residuos eléctricos y electrónicos).</text:span></text:span></text:p>
      <text:p text:style-name="Textos"><text:span text:style-name="Strong_20_Emphasis"><text:span text:style-name="T28">Proambi cuenta con un proceso que neutraliza el 100% de los tóxicos y reintroduce a la economía los materiales reutilizables como materia prima. </text:span></text:span></text:p>
      <text:p text:style-name="Textos"><text:span text:style-name="Strong_20_Emphasis"><text:span text:style-name="T28">Otro de los aspectos a señalar realizados por esta empresa es la clasificación de los residuos electrónicos de acuerdo a la composición de elementos tóxicos, neutralizando metales pesados. Realizan la separación mecánica y recuperación de materiales reciclables y la comercialización de materiales reciclables recuperados, como metales ferrosos y no ferrosos.</text:span></text:span></text:p>
      <text:p text:style-name="Textos"><text:span text:style-name="Strong_20_Emphasis"><text:span text:style-name="T28">Página web: </text:span></text:span><text:a xlink:type="simple" xlink:href="http://www.proambi.com/"><text:span text:style-name="Strong_20_Emphasis"><text:span text:style-name="T8">http://www.proambi.com</text:span></text:span></text:a></text:p>
      <text:p text:style-name="P41"><text:bookmark-start text:name="__RefHeading__2748_223014638"/><text:a xlink:type="simple" xlink:href="http://www.yumafujimaki.com/"><text:span text:style-name="Strong_20_Emphasis"><text:span text:style-name="T63">Fujimaki Yuma</text:span></text:span></text:a><text:span text:style-name="Strong_20_Emphasis"><text:span text:style-name="T29">:</text:span></text:span><text:bookmark-end text:name="__RefHeading__2748_223014638"/></text:p>
      <text:p text:style-name="Textos"><text:span text:style-name="Strong_20_Emphasis"><text:span text:style-name="T29">Diseñador japonés que crea, a partir de circuitos electrónicos, anillos, colgantes, pendientes, broches, etc.</text:span></text:span></text:p>
      <text:p text:style-name="Textos"><text:span text:style-name="Strong_20_Emphasis"><text:span text:style-name="T29">Página web: <text:s/></text:span></text:span><text:a xlink:type="simple" xlink:href="http://www.yumafujimaki.com/"><text:span text:style-name="Strong_20_Emphasis"><text:span text:style-name="T47">http://www.yumafujimaki.com</text:span></text:span></text:a></text:p>
      <text:p text:style-name="Textos"><text:span text:style-name="Strong_20_Emphasis"><text:span text:style-name="T47"/></text:span></text:p>
      <text:p text:style-name="Nivel2"><text:bookmark-start text:name="__RefHeading__2750_223014638"/><text:bookmark text:name="Solimar"/><text:a xlink:type="simple" xlink:href="http://www.solimarsoluciones.com.mx/"><text:span text:style-name="Strong_20_Emphasis"><text:span text:style-name="T56">Solimar</text:span></text:span></text:a><text:span text:style-name="Strong_20_Emphasis"><text:span text:style-name="T56">:</text:span></text:span><text:bookmark-end text:name="__RefHeading__2750_223014638"/></text:p>
      <text:p text:style-name="Textos"><text:span text:style-name="Strong_20_Emphasis"><text:span text:style-name="T30">Empresa centrada en proveer soluciones en el manejo ambiental de residuos, dando el máximo valor a los recursos y minimizando el impacto medioambiental de los mismos.</text:span></text:span></text:p>
      <text:p text:style-name="Textos"><text:span text:style-name="Strong_20_Emphasis"><text:span text:style-name="T30">Página web: </text:span></text:span><text:a xlink:type="simple" xlink:href="http://www.solimarsoluciones.com.mx/"><text:span text:style-name="Strong_20_Emphasis"><text:span text:style-name="T9">http://www.solimarsoluciones.com.mx</text:span></text:span></text:a></text:p>
      <text:p text:style-name="Textos"><text:span text:style-name="Strong_20_Emphasis"><text:span text:style-name="T9"/></text:span></text:p>
      <text:p text:style-name="P16"><text:bookmark-start text:name="__RefHeading__2752_223014638"/><text:bookmark text:name="Recupera"/><text:a xlink:type="simple" xlink:href="http://www.recuperamexico.com/"><text:span text:style-name="Strong_20_Emphasis"><text:span text:style-name="T57">Recupera</text:span></text:span></text:a><text:span text:style-name="Strong_20_Emphasis"><text:span text:style-name="T31">:</text:span></text:span><text:bookmark-end text:name="__RefHeading__2752_223014638"/></text:p>
      <text:p text:style-name="Textos"><text:span text:style-name="Strong_20_Emphasis"><text:span text:style-name="T31">Empresa especializada en la comercialización y compra de materiales reciclables así como en la fabricación de productos reciclados.</text:span></text:span></text:p>
      <text:p text:style-name="Textos"><text:span text:style-name="Strong_20_Emphasis"><text:span text:style-name="T31">Página web: </text:span></text:span><text:a xlink:type="simple" xlink:href="http://www.recuperamexico.com/"><text:span text:style-name="Strong_20_Emphasis"><text:span text:style-name="T10">http://www.recuperamexico.com/</text:span></text:span></text:a></text:p>
      <text:p text:style-name="Textos"><text:span text:style-name="Strong_20_Emphasis"><text:span text:style-name="T10"/></text:span></text:p>
      <text:p text:style-name="P13"><text:bookmark-start text:name="__RefHeading__2754_223014638"/><text:a xlink:type="simple" xlink:href="http://www.electronmemories.com/"><text:span text:style-name="Strong_20_Emphasis"><text:span text:style-name="T64">Electron Memories</text:span></text:span></text:a><text:span text:style-name="Strong_20_Emphasis"><text:span text:style-name="T32">:</text:span></text:span><text:bookmark-end text:name="__RefHeading__2754_223014638"/></text:p>
      <text:p text:style-name="Textos"><text:span text:style-name="Strong_20_Emphasis"><text:span text:style-name="T32">Empresa de la que forma parte el diseñador Hernán Bressan. Bressan es el encargado de la realización de joyas y accesorios con componentes electrónicos reciclados, en los que únicamente utiliza aquellos que no son tóxicos.</text:span></text:span></text:p>
      <text:p text:style-name="Textos"><text:span text:style-name="Strong_20_Emphasis"><text:span text:style-name="T32">Página web: </text:span></text:span><text:a xlink:type="simple" xlink:href="http://www.electronmemories.com/"><text:span text:style-name="Strong_20_Emphasis"><text:span text:style-name="T48">http://www.electronmemories.com/</text:span></text:span></text:a></text:p>
      <text:p text:style-name="P26"><text:bookmark-start text:name="__RefHeading__2756_223014638"/><text:span text:style-name="Strong_20_Emphasis">Proyectos Life similares a ecoRaee:</text:span><text:bookmark-end text:name="__RefHeading__2756_223014638"/></text:p>
      <text:p text:style-name="P14"><text:bookmark-start text:name="__RefHeading__2758_223014638"/><text:span text:style-name="Strong_20_Emphasis"><text:span text:style-name="T49">Proyecto </text:span></text:span><text:a xlink:type="simple" xlink:href="http://es.ecovitrum.es/"><text:span text:style-name="Strong_20_Emphasis"><text:span text:style-name="T49">Ecovitrum</text:span></text:span></text:a><text:span text:style-name="Strong_20_Emphasis"><text:span text:style-name="T49">:</text:span></text:span><text:bookmark-end text:name="__RefHeading__2758_223014638"/></text:p>
      <text:p text:style-name="Textos">Proyecto europeo para el reciclaje de los residuos eléctricos y electrónicos llevado a cabo por la Diputación de Valencia.</text:p>
      <text:p text:style-name="Textos">La idea principal del proyecto es darle una segunda vida útil a residuos eléctricos y electrónicos de televisores y monitores, transformando estos productos en material de construcción.</text:p>
      <text:p text:style-name="Textos">El proyecto pone en marcha una planta de tratamiento de residuos eléctricos y electrónicos única en Europa.</text:p>
      <text:p text:style-name="Textos"><text:span text:style-name="Strong_20_Emphasis"><text:span text:style-name="T34">Página web:</text:span></text:span><text:span text:style-name="Strong_20_Emphasis"><text:span text:style-name="T49"> </text:span></text:span><text:a xlink:type="simple" xlink:href="http://es.ecovitrum.es/"><text:span text:style-name="Strong_20_Emphasis"><text:span text:style-name="T49">http://es.ecovitrum.es/</text:span></text:span></text:a></text:p>
      <text:p text:style-name="Textos"><text:span text:style-name="Strong_20_Emphasis"><text:span text:style-name="T49"/></text:span></text:p>
      <text:p text:style-name="P13"><text:bookmark-start text:name="__RefHeading__2760_223014638"/><text:span text:style-name="Strong_20_Emphasis"><text:span text:style-name="T65">Proyecto </text:span></text:span><text:a xlink:type="simple" xlink:href="http://www.xarxalocal.org/web/guest/life"><text:span text:style-name="Strong_20_Emphasis"><text:span text:style-name="T65">PC- New Personal Computers New Equipments</text:span></text:span></text:a><text:span text:style-name="Strong_20_Emphasis"><text:span text:style-name="T33">:</text:span></text:span><text:bookmark-end text:name="__RefHeading__2760_223014638"/></text:p>
      <text:p text:style-name="Textos"><text:span text:style-name="Strong_20_Emphasis"><text:span text:style-name="T33">Es un proyecto europeo de reciclaje y revalorización de ordenadores personales y material informático y electrónico. </text:span></text:span></text:p>
      <text:p text:style-name="Textos"><text:span text:style-name="Strong_20_Emphasis"><text:span text:style-name="T33">En este proyecto se desarrollan tareas relacionadas con la selección y recuperación de aparatos informáticos obsoletos, provenientes de administraciones públicas, empresas o particulares.</text:span></text:span></text:p>
      <text:p text:style-name="Textos"><text:span text:style-name="Strong_20_Emphasis"><text:span text:style-name="T33">La finalidad es, una vez reparados y acondicionados, ofrecerlos de manera gratuita a los colectivos más necesitados.</text:span></text:span></text:p>
      <text:p text:style-name="Textos"><text:span text:style-name="Strong_20_Emphasis"><text:span text:style-name="T33">Página web: <text:s/></text:span></text:span><text:a xlink:type="simple" xlink:href="http://www.xarxalocal.org/web/guest/life"><text:span text:style-name="Strong_20_Emphasis"><text:span text:style-name="T50">http://www.xarxalocal.org/web/guest/life</text:span></text:span></text:a></text:p>
      <text:p text:style-name="Textos"><text:span text:style-name="Strong_20_Emphasis"><text:span text:style-name="T50"/></text:span></text:p>
      <text:p text:style-name="P13"><text:span text:style-name="Strong_20_Emphasis"><text:span text:style-name="T33"/></text:span></text:p>
      <text:p text:style-name="P41"><text:bookmark-start text:name="__RefHeading__2762_223014638"/><text:span text:style-name="Strong_20_Emphasis"><text:span text:style-name="T65">Proyecto </text:span></text:span><text:a xlink:type="simple" xlink:href="http://www.htwt.eu/"><text:span text:style-name="Strong_20_Emphasis"><text:span text:style-name="T65">HIGH TECHNOLOGY WASTE TREATMENT</text:span></text:span></text:a><text:span text:style-name="Strong_20_Emphasis"><text:span text:style-name="T65"> (HTWT):</text:span></text:span><text:bookmark-end text:name="__RefHeading__2762_223014638"/></text:p>
      <text:p text:style-name="Textos"><text:span text:style-name="Strong_20_Emphasis"><text:span text:style-name="T33">Proyecto europeo de gestión integral de pantallas LCD, plasmas y paneles solares fotovoltaicos fuera de uso.</text:span></text:span></text:p>
      <text:p text:style-name="Textos"><text:span text:style-name="Strong_20_Emphasis"><text:span text:style-name="T33">El proyecto se basa en la elaboración de estudios preliminares técnicos para conocer la situación actual de aspectos relevantes, asegurando así el correcto progreso del proyecto, el diseño y construcción de un prototipo industrial con tecnología de inducción, la adaptación de una planta para la instalación de dicha tecnología, validación del prototipo a nivel industrial, evaluación de resultados y puesta en marcha de campañas de divulgación y concienciación ciudadana.</text:span></text:span></text:p>
      <text:p text:style-name="Textos"><text:span text:style-name="Strong_20_Emphasis"><text:span text:style-name="T33">Este proyecto se está llevando a cabo en Valencia.</text:span></text:span></text:p>
      <text:p text:style-name="Textos"><text:span text:style-name="Strong_20_Emphasis"><text:span text:style-name="T33">Página web: </text:span></text:span><text:a xlink:type="simple" xlink:href="http://www.htwt.eu/"><text:span text:style-name="Strong_20_Emphasis"><text:span text:style-name="T50">http://www.htwt.eu/</text:span></text:span></text:a></text:p>
      <text:p text:style-name="Textos"><text:span text:style-name="Strong_20_Emphasis"><text:span text:style-name="T50"/></text:span></text:p>
      <text:p text:style-name="P13"><text:bookmark-start text:name="__RefHeading__2764_223014638"/><text:span text:style-name="Strong_20_Emphasis"><text:span text:style-name="T66">Life – </text:span></text:span><text:a xlink:type="simple" xlink:href="http://www.tragamovil.es/"><text:span text:style-name="Strong_20_Emphasis"><text:span text:style-name="T66">Tragamovil</text:span></text:span></text:a><text:span text:style-name="Strong_20_Emphasis"><text:span text:style-name="T66">:</text:span></text:span><text:bookmark-end text:name="__RefHeading__2764_223014638"/></text:p>
      <text:p text:style-name="Textos"><text:span text:style-name="Strong_20_Emphasis"><text:span text:style-name="T35">Proyecto europeo promovido por </text:span></text:span><text:a xlink:type="simple" xlink:href="#Asimelec"><text:span text:style-name="Strong_20_Emphasis"><text:span text:style-name="T35">Asimelec</text:span></text:span></text:a><text:span text:style-name="Strong_20_Emphasis"><text:span text:style-name="T35"> centrado en la prevención de la contaminación del entorno a través de la recogida selectiva de los teléfonos móviles, fomentando así el reciclado de materias primas, así como concienciar a los usuarios de la telefonía móvil sobre la necesidad de depositar este tipo de aparatos en lugares adecuados.</text:span></text:span></text:p>
      <text:p text:style-name="Textos"><text:span text:style-name="Strong_20_Emphasis"><text:span text:style-name="T35">Página web: </text:span></text:span><text:a xlink:type="simple" xlink:href="http://www.tragamovil.es/"><text:span text:style-name="Strong_20_Emphasis"><text:span text:style-name="T51">http://www.tragamovil.es/</text:span></text:span></text:a></text:p>
      <text:p text:style-name="P13"><text:span text:style-name="Strong_20_Emphasis"><text:span text:style-name="T33"/></text:span></text:p>
      <text:p text:style-name="P13"><text:bookmark-start text:name="__RefHeading__2766_223014638"/><text:span text:style-name="Strong_20_Emphasis"><text:span text:style-name="T67">Proyecto </text:span></text:span><text:a xlink:type="simple" xlink:href="http://identisweee.net/"><text:span text:style-name="Strong_20_Emphasis"><text:span text:style-name="T67">Identis Weee</text:span></text:span></text:a><text:span text:style-name="Strong_20_Emphasis"><text:span text:style-name="T67">:</text:span></text:span><text:bookmark-end text:name="__RefHeading__2766_223014638"/></text:p>
      <text:p text:style-name="Textos"><text:span text:style-name="Strong_20_Emphasis"><text:span text:style-name="T36">Proyecto europeo cuyo objetivo es mejorar la información derivada de la trazabilidad de los residuos procedentes de aparatos eléctricos y electrónicos, desde su origen hasta su correcta eliminación a través de dispositivos tecnológicos innovadores.</text:span></text:span></text:p>
      <text:p text:style-name="Textos"><text:span text:style-name="Strong_20_Emphasis"><text:span text:style-name="T36">Para lograr este objetivo, se colocarán en España e Italia una serie de contenedores que dispondrán de un sistema digital capaz de controlar, entre otras muchas cosas, el residuo que se deposita en ellos, su volumen y el material que lo compone.</text:span></text:span></text:p>
      <text:p text:style-name="Textos"><text:span text:style-name="Strong_20_Emphasis"><text:span text:style-name="T36">Página web: <text:s/></text:span></text:span><text:a xlink:type="simple" xlink:href="http://identisweee.net/"><text:span text:style-name="Strong_20_Emphasis"><text:span text:style-name="T52">http://identisweee.net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itstream Charter" svg:font-family="'Bitstream Charter'" style:font-adornments="Norm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uloPortadaYDemostrativos" style:family="paragraph" style:parent-style-name="Standard" style:master-page-name="">
      <style:paragraph-properties fo:margin-top="0cm" fo:margin-bottom="0cm" style:contextual-spacing="false" style:page-number="auto"/>
      <style:text-properties style:font-name="Tahoma" fo:font-size="14pt" style:font-size-asian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eroPagina" style:family="paragraph" style:parent-style-name="Header" style:master-page-name="">
      <style:paragraph-properties fo:text-align="end" style:justify-single-word="false" style:page-number="auto"/>
      <style:text-properties style:font-name="Tahoma" fo:font-size="8pt"/>
    </style:style>
    <style:style style:name="TituloDemostrativo" style:family="paragraph" style:parent-style-name="SubtituloPortadaYDemostrativos" style:master-page-name="">
      <style:paragraph-properties fo:margin-top="0cm" fo:margin-bottom="1cm" style:contextual-spacing="false" style:page-number="auto"/>
      <style:text-properties style:font-name="Tahoma" fo:font-size="17pt" fo:font-weight="normal" style:font-size-asian="10.5pt"/>
    </style:style>
    <style:style style:name="Nivel1" style:family="paragraph" style:parent-style-name="SubtituloPortadaYDemostrativos" style:master-page-name="">
      <style:paragraph-properties fo:margin-top="0cm" fo:margin-bottom="1cm" style:contextual-spacing="false" style:page-number="auto"/>
      <style:text-properties style:font-name="Tahoma1" fo:font-size="10.5pt" fo:font-weight="bold" style:font-size-asian="10.5pt"/>
    </style:style>
    <style:style style:name="TablaContenidosDemostrativo" style:family="paragraph" style:parent-style-name="SubtituloPortadaYDemostrativos" style:master-page-name="">
      <style:paragraph-properties fo:text-align="justify" style:justify-single-word="false" style:page-number="auto"/>
      <style:text-properties fo:font-size="10.5pt" style:font-size-asian="10.5pt"/>
    </style:style>
    <style:style style:name="Textos" style:family="paragraph" style:parent-style-name="Footer" style:master-page-name="">
      <style:paragraph-properties fo:margin-top="0cm" fo:margin-bottom="0.499cm" style:contextual-spacing="false" style:page-number="auto"/>
      <style:text-properties style:font-name="Tahoma" fo:font-size="10pt" style:font-size-asian="10.5pt"/>
    </style:style>
    <style:style style:name="Enumeraciones" style:family="paragraph" style:parent-style-name="Textos" style:master-page-name="">
      <style:paragraph-properties fo:margin-top="0cm" fo:margin-bottom="0cm" style:contextual-spacing="false" style:page-number="auto"/>
      <style:text-properties style:font-size-asian="10.5pt"/>
    </style:style>
    <style:style style:name="TituloColumnaTabla" style:family="paragraph" style:parent-style-name="Textos" style:master-page-name="">
      <style:paragraph-properties fo:margin-top="0cm" fo:margin-bottom="0cm" style:contextual-spacing="false" fo:text-align="center" style:justify-single-word="false" style:page-number="auto"/>
      <style:text-properties style:font-size-asian="10.5pt"/>
    </style:style>
    <style:style style:name="CuerpoTabla" style:family="paragraph" style:parent-style-name="Enumeraciones" style:master-page-name="">
      <style:paragraph-properties style:page-number="auto"/>
      <style:text-properties style:font-size-asian="10.5pt"/>
    </style:style>
    <style:style style:name="PieTablaIlustraciones" style:family="paragraph" style:parent-style-name="SubtituloPortadaYDemostrativos" style:master-page-name="">
      <style:paragraph-properties fo:margin-left="0.101cm" fo:margin-right="0cm" fo:text-indent="0cm" style:auto-text-indent="false" style:page-number="auto"/>
      <style:text-properties fo:font-size="8pt" style:font-size-asian="10.5pt"/>
    </style:style>
    <style:style style:name="Tabla_20_contenidos_20_nivel1" style:display-name="Tabla contenidos nivel1" style:family="paragraph" style:parent-style-name="TablaContenidosDemostrativo" style:master-page-name="">
      <style:paragraph-properties fo:margin-left="0cm" fo:margin-right="0cm" fo:margin-top="1cm" fo:margin-bottom="0.3cm" style:contextual-spacing="false" fo:text-indent="0cm" style:auto-text-indent="false" style:page-number="auto"/>
      <style:text-properties style:font-name="Tahoma" fo:font-size="10.1000003814697pt" style:font-size-asian="10.5pt"/>
    </style:style>
    <style:style style:name="Tabla_20_contenidos_20_nivel2" style:display-name="Tabla contenidos nivel2" style:family="paragraph" style:parent-style-name="TablaContenidosDemostrativo" style:master-page-name="">
      <style:paragraph-properties fo:margin-left="0cm" fo:margin-right="0cm" fo:margin-top="0cm" fo:margin-bottom="0cm" style:contextual-spacing="false" fo:text-indent="0.199cm" style:auto-text-indent="false" style:page-number="auto"/>
      <style:text-properties style:font-name="Tahoma" fo:font-size="10pt" style:font-size-asian="10.5pt"/>
    </style:style>
    <style:style style:name="Nivel2" style:family="paragraph" style:parent-style-name="Nivel1" style:master-page-name="">
      <style:paragraph-properties style:page-number="auto"/>
      <style:text-properties fo:font-size="10.3999996185303pt" style:font-size-asian="10.5pt"/>
    </style:style>
    <style:style style:name="Nivel3" style:family="paragraph" style:parent-style-name="Tabla_20_contenidos_20_nivel2" style:master-page-name="">
      <style:paragraph-properties fo:margin-left="0cm" fo:margin-right="0cm" fo:margin-top="0cm" fo:margin-bottom="1cm" style:contextual-spacing="false" fo:text-align="start" style:justify-single-word="false" fo:text-indent="0cm" style:auto-text-indent="false" style:page-number="auto"/>
      <style:text-properties fo:font-size="10.1999998092651pt" fo:font-weight="bold" style:font-size-asian="10.5pt"/>
    </style:style>
    <style:style style:name="Título_20_tabla" style:display-name="Título tabla" style:family="paragraph" style:parent-style-name="Standard" style:master-page-name="">
      <style:paragraph-properties fo:margin-top="0.3cm" fo:margin-bottom="0cm" style:contextual-spacing="false" fo:text-align="center" style:justify-single-word="false" style:page-number="auto"/>
      <style:text-properties style:font-name="Bitstream Charter" style:font-size-asian="10.5pt"/>
    </style:style>
    <style:style style:name="Tablas" style:family="paragraph" style:parent-style-name="Standard" style:master-page-name="">
      <style:paragraph-properties fo:text-align="justify" style:justify-single-word="false" style:page-number="auto"/>
      <style:text-properties style:font-name="Bitstream Charter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uerpo" style:family="paragraph" style:parent-style-name="Standard" style:master-page-name="">
      <style:paragraph-properties fo:margin-left="0cm" fo:margin-right="0cm" fo:margin-top="0.3cm" fo:margin-bottom="0cm" style:contextual-spacing="false" fo:text-align="justify" style:justify-single-word="false" fo:text-indent="0.801cm" style:auto-text-indent="false" style:page-number="auto"/>
      <style:text-properties style:font-name="Bitstream Charter" fo:font-size="10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8.75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0.499cm" style:dynamic-spacing="false"/>
      </style:header-style>
      <style:footer-style>
        <style:header-footer-properties fo:min-height="1.039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Pagina" style:page-layout-name="Mpm3">
      <style:header>
        <text:p text:style-name="NumeroPagina"><draw:frame draw:style-name="Mfr1" draw:name="gráficos3" text:anchor-type="paragraph" svg:x="-0.069cm" svg:y="0.106cm" svg:width="3.328cm" svg:height="1.101cm" draw:z-index="5"><draw:image xlink:href="Pictures/100002010000016300000050DAFB9A08.png" xlink:type="simple" xlink:show="embed" xlink:actuate="onLoad"/></draw:frame><text:tab/><text:tab/><text:tab/><text:tab/><text:tab/><text:tab/><text:tab/><text:tab/><text:tab/><text:tab/><text:tab/><text:tab/><text:tab/><text:page-number text:select-page="current">17</text:page-number></text:p>
      </style:header>
      <style:footer>
        <text:p text:style-name="Footer"><draw:frame draw:style-name="Mfr2" draw:name="gráficos1" text:anchor-type="paragraph" svg:width="17cm" svg:height="4.05cm" draw:z-index="30"><draw:image xlink:href="Pictures/10000000000009500000023832C36E14.png" xlink:type="simple" xlink:show="embed" xlink:actuate="onLoad"/></draw:frame></text:p>
      </style:footer>
    </style:master-page>
    <style:master-page style:name="PortadaDemostrativos" style:page-layout-name="Mpm4">
      <style:header>
        <text:p text:style-name="NumeroPagina"><text:bookmark-start text:name="__RefHeading__453_1352885363"/><text:tab/><text:tab/><text:tab/><text:tab/><text:tab/><text:tab/><text:tab/><text:tab/><text:tab/><text:tab/><text:tab/><text:tab/><text:tab/><text:tab/><text:tab/><text:tab/><text:tab/><text:tab/><text:tab/><text:tab/><text:tab/><text:tab/><text:tab/><text:tab/><text:page-number text:select-page="current">1</text:page-number><text:tab/><text:bookmark-end text:name="__RefHeading__453_1352885363"/></text:p>
      </style:header>
      <style:footer>
        <text:p text:style-name="Footer"><draw:frame draw:style-name="Mfr3" draw:name="gráficos4" text:anchor-type="paragraph" svg:x="0cm" svg:y="2.699cm" svg:width="20.999cm" svg:height="14.526cm" draw:z-index="0"><draw:image xlink:href="Pictures/200000090000099C000038BD3C835811.svm" xlink:type="simple" xlink:show="embed" xlink:actuate="onLoad"/></draw:frame></text:p>
      </style:footer>
    </style:master-page>
    <style:master-page style:name="PrimeraPagina" style:page-layout-name="Mpm5">
      <style:footer>
        <text:p text:style-name="Footer"><text:tab/><text:tab/><text:span text:style-name="MT1"><text:page-number text:select-page="current"/></text:span><text:span text:style-name="MT1"> / </text:span><text:span text:style-name="MT1"><text:page-count>1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1T13:23:03.73</meta:creation-date>
    <dc:date>2013-10-23T10:53:12.49</dc:date>
    <meta:editing-duration>PT1H57M7S</meta:editing-duration>
    <meta:editing-cycles>21</meta:editing-cycles>
    <meta:generator>LibreOffice/4.0.4.2$Windows_x86 LibreOffice_project/9e9821abd0ffdbc09cd8c52eaa574fa09eb08f2</meta:generator>
    <meta:document-statistic meta:table-count="4" meta:image-count="3" meta:object-count="0" meta:page-count="17" meta:paragraph-count="246" meta:word-count="2441" meta:character-count="17086" meta:non-whitespace-character-count="14823"/>
  </office:meta>
</office:document-meta>
</file>